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c9211e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fs-dfs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ge5 (lam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1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2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6]; [$lookup.A$1:$lookup.B$37]; 2; 1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8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2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3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</text:p>
          </table:table-cell>
          <table:table-cell office:value-type="string" calcext:value-type="string">
            <text:p>ا</text:p>
          </table:table-cell>
          <table:table-cell table:formula="of:=VLOOKUP([.B3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3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4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7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4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6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7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5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5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8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7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7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3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5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80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8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9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8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10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10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2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4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7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9]; [$lookup.A$1:$lookup.B$37]; 2; 1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1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7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2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4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3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3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3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5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4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2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6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5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5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5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6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6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7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7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8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8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8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9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2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201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10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1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6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8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9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20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3]; [$lookup.A$1:$lookup.B$37]; 2; 1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30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3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4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4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5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9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7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2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4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8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8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90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8]; [$lookup.A$1:$lookup.B$37]; 2; 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30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30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1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11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2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2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4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3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7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4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4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5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5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3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5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6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6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6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7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7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033+</text:p>
          </table:table-cell>
          <table:table-cell office:value-type="string" calcext:value-type="string">
            <text:p>ت</text:p>
          </table:table-cell>
          <table:table-cell table:formula="of:=VLOOKUP([.B371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60640</text:p>
          </table:table-cell>
          <table:table-cell office:value-type="string" calcext:value-type="string">
            <text:p>م</text:p>
          </table:table-cell>
          <table:table-cell table:formula="of:=VLOOKUP([.B37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235-</text:p>
          </table:table-cell>
          <table:table-cell office:value-type="string" calcext:value-type="string">
            <text:p>ب</text:p>
          </table:table-cell>
          <table:table-cell table:formula="of:=VLOOKUP([.B37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2162212322030</text:p>
          </table:table-cell>
          <table:table-cell office:value-type="string" calcext:value-type="string">
            <text:p>ل</text:p>
          </table:table-cell>
          <table:table-cell table:formula="of:=VLOOKUP([.B37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</text:p>
          </table:table-cell>
          <table:table-cell office:value-type="string" calcext:value-type="string">
            <text:p>ب</text:p>
          </table:table-cell>
          <table:table-cell table:formula="of:=VLOOKUP([.B37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ا</text:p>
          </table:table-cell>
          <table:table-cell table:formula="of:=VLOOKUP([.B37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formula="of:=VLOOKUP([.B3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37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547</text:p>
          </table:table-cell>
          <table:table-cell office:value-type="string" calcext:value-type="string">
            <text:p>د</text:p>
          </table:table-cell>
          <table:table-cell table:formula="of:=VLOOKUP([.B3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62656465</text:p>
          </table:table-cell>
          <table:table-cell office:value-type="string" calcext:value-type="string">
            <text:p>ک</text:p>
          </table:table-cell>
          <table:table-cell table:formula="of:=VLOOKUP([.B38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5352270353</text:p>
          </table:table-cell>
          <table:table-cell office:value-type="string" calcext:value-type="string">
            <text:p>ه</text:p>
          </table:table-cell>
          <table:table-cell table:formula="of:=VLOOKUP([.B3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3244217</text:p>
          </table:table-cell>
          <table:table-cell office:value-type="string" calcext:value-type="string">
            <text:p>و</text:p>
          </table:table-cell>
          <table:table-cell table:formula="of:=VLOOKUP([.B38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ن</text:p>
          </table:table-cell>
          <table:table-cell table:formula="of:=VLOOKUP([.B3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66667</text:p>
          </table:table-cell>
          <table:table-cell office:value-type="string" calcext:value-type="string">
            <text:p>ک</text:p>
          </table:table-cell>
          <table:table-cell table:formula="of:=VLOOKUP([.B38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+44432</text:p>
          </table:table-cell>
          <table:table-cell office:value-type="string" calcext:value-type="string">
            <text:p>ن</text:p>
          </table:table-cell>
          <table:table-cell table:formula="of:=VLOOKUP([.B3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38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23274</text:p>
          </table:table-cell>
          <table:table-cell office:value-type="string" calcext:value-type="string">
            <text:p>و</text:p>
          </table:table-cell>
          <table:table-cell table:formula="of:=VLOOKUP([.B38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6535</text:p>
          </table:table-cell>
          <table:table-cell office:value-type="string" calcext:value-type="string">
            <text:p>ل</text:p>
          </table:table-cell>
          <table:table-cell table:formula="of:=VLOOKUP([.B38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</text:p>
          </table:table-cell>
          <table:table-cell office:value-type="string" calcext:value-type="string">
            <text:p>ي</text:p>
          </table:table-cell>
          <table:table-cell table:formula="of:=VLOOKUP([.B38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ه</text:p>
          </table:table-cell>
          <table:table-cell table:formula="of:=VLOOKUP([.B39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formula="of:=VLOOKUP([.B39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4354545</text:p>
          </table:table-cell>
          <table:table-cell office:value-type="string" calcext:value-type="string">
            <text:p>س</text:p>
          </table:table-cell>
          <table:table-cell table:formula="of:=VLOOKUP([.B392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2421555544</text:p>
          </table:table-cell>
          <table:table-cell office:value-type="string" calcext:value-type="string">
            <text:p>و</text:p>
          </table:table-cell>
          <table:table-cell table:formula="of:=VLOOKUP([.B3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11114440</text:p>
          </table:table-cell>
          <table:table-cell office:value-type="string" calcext:value-type="string">
            <text:p>ل</text:p>
          </table:table-cell>
          <table:table-cell table:formula="of:=VLOOKUP([.B39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ل</text:p>
          </table:table-cell>
          <table:table-cell table:formula="of:=VLOOKUP([.B39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14</text:p>
          </table:table-cell>
          <table:table-cell office:value-type="string" calcext:value-type="string">
            <text:p>ل</text:p>
          </table:table-cell>
          <table:table-cell table:formula="of:=VLOOKUP([.B3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ه</text:p>
          </table:table-cell>
          <table:table-cell table:formula="of:=VLOOKUP([.B3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0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40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formula="of:=VLOOKUP([.B40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23426255</text:p>
          </table:table-cell>
          <table:table-cell office:value-type="string" calcext:value-type="string">
            <text:p>د</text:p>
          </table:table-cell>
          <table:table-cell table:formula="of:=VLOOKUP([.B40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72</text:p>
          </table:table-cell>
          <table:table-cell office:value-type="string" calcext:value-type="string">
            <text:p>ا</text:p>
          </table:table-cell>
          <table:table-cell table:formula="of:=VLOOKUP([.B4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65413443+43+7</text:p>
          </table:table-cell>
          <table:table-cell office:value-type="string" calcext:value-type="string">
            <text:p>ن</text:p>
          </table:table-cell>
          <table:table-cell table:formula="of:=VLOOKUP([.B4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40333+531+444</text:p>
          </table:table-cell>
          <table:table-cell office:value-type="string" calcext:value-type="string">
            <text:p>ف</text:p>
          </table:table-cell>
          <table:table-cell table:formula="of:=VLOOKUP([.B40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22233232</text:p>
          </table:table-cell>
          <table:table-cell office:value-type="string" calcext:value-type="string">
            <text:p>ا</text:p>
          </table:table-cell>
          <table:table-cell table:formula="of:=VLOOKUP([.B4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143423223723</text:p>
          </table:table-cell>
          <table:table-cell office:value-type="string" calcext:value-type="string">
            <text:p>ط</text:p>
          </table:table-cell>
          <table:table-cell table:formula="of:=VLOOKUP([.B408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ي</text:p>
          </table:table-cell>
          <table:table-cell table:formula="of:=VLOOKUP([.B40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6540</text:p>
          </table:table-cell>
          <table:table-cell office:value-type="string" calcext:value-type="string">
            <text:p>م</text:p>
          </table:table-cell>
          <table:table-cell table:formula="of:=VLOOKUP([.B410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2171</text:p>
          </table:table-cell>
          <table:table-cell office:value-type="string" calcext:value-type="string">
            <text:p>ه</text:p>
          </table:table-cell>
          <table:table-cell table:formula="of:=VLOOKUP([.B41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6666</text:p>
          </table:table-cell>
          <table:table-cell office:value-type="string" calcext:value-type="string">
            <text:p>س</text:p>
          </table:table-cell>
          <table:table-cell table:formula="of:=VLOOKUP([.B4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0344</text:p>
          </table:table-cell>
          <table:table-cell office:value-type="string" calcext:value-type="string">
            <text:p>م</text:p>
          </table:table-cell>
          <table:table-cell table:formula="of:=VLOOKUP([.B41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313+64</text:p>
          </table:table-cell>
          <table:table-cell office:value-type="string" calcext:value-type="string">
            <text:p>ف</text:p>
          </table:table-cell>
          <table:table-cell table:formula="of:=VLOOKUP([.B41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4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41422</text:p>
          </table:table-cell>
          <table:table-cell office:value-type="string" calcext:value-type="string">
            <text:p>ل</text:p>
          </table:table-cell>
          <table:table-cell table:formula="of:=VLOOKUP([.B41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14</text:p>
          </table:table-cell>
          <table:table-cell office:value-type="string" calcext:value-type="string">
            <text:p>ه</text:p>
          </table:table-cell>
          <table:table-cell table:formula="of:=VLOOKUP([.B41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ن</text:p>
          </table:table-cell>
          <table:table-cell table:formula="of:=VLOOKUP([.B41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014432</text:p>
          </table:table-cell>
          <table:table-cell office:value-type="string" calcext:value-type="string">
            <text:p>ي</text:p>
          </table:table-cell>
          <table:table-cell table:formula="of:=VLOOKUP([.B4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366</text:p>
          </table:table-cell>
          <table:table-cell office:value-type="string" calcext:value-type="string">
            <text:p>ک</text:p>
          </table:table-cell>
          <table:table-cell table:formula="of:=VLOOKUP([.B42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2222" calcext:value-type="float">
            <text:p>312222</text:p>
          </table:table-cell>
          <table:table-cell office:value-type="string" calcext:value-type="string">
            <text:p>ا</text:p>
          </table:table-cell>
          <table:table-cell table:formula="of:=VLOOKUP([.B4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55255</text:p>
          </table:table-cell>
          <table:table-cell office:value-type="string" calcext:value-type="string">
            <text:p>ح</text:p>
          </table:table-cell>
          <table:table-cell table:formula="of:=VLOOKUP([.B422]; [$lookup.A$1:$lookup.B$37]; 2; 1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+0</text:p>
          </table:table-cell>
          <table:table-cell office:value-type="string" calcext:value-type="string">
            <text:p>ن</text:p>
          </table:table-cell>
          <table:table-cell table:formula="of:=VLOOKUP([.B42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م</text:p>
          </table:table-cell>
          <table:table-cell table:formula="of:=VLOOKUP([.B42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4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5443+43+</text:p>
          </table:table-cell>
          <table:table-cell office:value-type="string" calcext:value-type="string">
            <text:p>ث</text:p>
          </table:table-cell>
          <table:table-cell table:formula="of:=VLOOKUP([.B42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2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2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2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formula="of:=VLOOKUP([.B43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formula="of:=VLOOKUP([.B431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3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3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43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43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65</text:p>
          </table:table-cell>
          <table:table-cell office:value-type="string" calcext:value-type="string">
            <text:p>ل</text:p>
          </table:table-cell>
          <table:table-cell table:formula="of:=VLOOKUP([.B43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555534221</text:p>
          </table:table-cell>
          <table:table-cell office:value-type="string" calcext:value-type="string">
            <text:p>ز</text:p>
          </table:table-cell>
          <table:table-cell table:formula="of:=VLOOKUP([.B438]; [$lookup.A$1:$lookup.B$37]; 2; 1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31424555</text:p>
          </table:table-cell>
          <table:table-cell office:value-type="string" calcext:value-type="string">
            <text:p>ه</text:p>
          </table:table-cell>
          <table:table-cell table:formula="of:=VLOOKUP([.B43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5331422106643</text:p>
          </table:table-cell>
          <table:table-cell office:value-type="string" calcext:value-type="string">
            <text:p>ر</text:p>
          </table:table-cell>
          <table:table-cell table:formula="of:=VLOOKUP([.B4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65355-437</text:p>
          </table:table-cell>
          <table:table-cell office:value-type="string" calcext:value-type="string">
            <text:p>ي</text:p>
          </table:table-cell>
          <table:table-cell table:formula="of:=VLOOKUP([.B441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662654444</text:p>
          </table:table-cell>
          <table:table-cell office:value-type="string" calcext:value-type="string">
            <text:p>ل</text:p>
          </table:table-cell>
          <table:table-cell table:formula="of:=VLOOKUP([.B44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323</text:p>
          </table:table-cell>
          <table:table-cell office:value-type="string" calcext:value-type="string">
            <text:p>ا</text:p>
          </table:table-cell>
          <table:table-cell table:formula="of:=VLOOKUP([.B4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+54637666750</text:p>
          </table:table-cell>
          <table:table-cell office:value-type="string" calcext:value-type="string">
            <text:p>ݢ</text:p>
          </table:table-cell>
          <table:table-cell table:formula="of:=VLOOKUP([.B44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555-4443433225</text:p>
          </table:table-cell>
          <table:table-cell office:value-type="string" calcext:value-type="string">
            <text:p>ي</text:p>
          </table:table-cell>
          <table:table-cell table:formula="of:=VLOOKUP([.B44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43620044</text:p>
          </table:table-cell>
          <table:table-cell office:value-type="string" calcext:value-type="string">
            <text:p>ع</text:p>
          </table:table-cell>
          <table:table-cell table:formula="of:=VLOOKUP([.B446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37</text:p>
          </table:table-cell>
          <table:table-cell office:value-type="string" calcext:value-type="string">
            <text:p>ا</text:p>
          </table:table-cell>
          <table:table-cell table:formula="of:=VLOOKUP([.B44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15</text:p>
          </table:table-cell>
          <table:table-cell office:value-type="string" calcext:value-type="string">
            <text:p>ر</text:p>
          </table:table-cell>
          <table:table-cell table:formula="of:=VLOOKUP([.B44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6-</text:p>
          </table:table-cell>
          <table:table-cell office:value-type="string" calcext:value-type="string">
            <text:p>ي</text:p>
          </table:table-cell>
          <table:table-cell table:formula="of:=VLOOKUP([.B44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35343570</text:p>
          </table:table-cell>
          <table:table-cell office:value-type="string" calcext:value-type="string">
            <text:p>ف</text:p>
          </table:table-cell>
          <table:table-cell table:formula="of:=VLOOKUP([.B450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5554446</text:p>
          </table:table-cell>
          <table:table-cell office:value-type="string" calcext:value-type="string">
            <text:p>ل</text:p>
          </table:table-cell>
          <table:table-cell table:formula="of:=VLOOKUP([.B45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26</text:p>
          </table:table-cell>
          <table:table-cell office:value-type="string" calcext:value-type="string">
            <text:p>ا</text:p>
          </table:table-cell>
          <table:table-cell table:formula="of:=VLOOKUP([.B4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544+47666624</text:p>
          </table:table-cell>
          <table:table-cell office:value-type="string" calcext:value-type="string">
            <text:p>ݢ</text:p>
          </table:table-cell>
          <table:table-cell table:formula="of:=VLOOKUP([.B453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544-4303</text:p>
          </table:table-cell>
          <table:table-cell office:value-type="string" calcext:value-type="string">
            <text:p>ي</text:p>
          </table:table-cell>
          <table:table-cell table:formula="of:=VLOOKUP([.B4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4</text:p>
          </table:table-cell>
          <table:table-cell office:value-type="string" calcext:value-type="string">
            <text:p>ب</text:p>
          </table:table-cell>
          <table:table-cell table:formula="of:=VLOOKUP([.B45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</text:p>
          </table:table-cell>
          <table:table-cell office:value-type="string" calcext:value-type="string">
            <text:p>ر</text:p>
          </table:table-cell>
          <table:table-cell table:formula="of:=VLOOKUP([.B45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511204353</text:p>
          </table:table-cell>
          <table:table-cell office:value-type="string" calcext:value-type="string">
            <text:p>ع</text:p>
          </table:table-cell>
          <table:table-cell table:formula="of:=VLOOKUP([.B45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+1+3+444</text:p>
          </table:table-cell>
          <table:table-cell office:value-type="string" calcext:value-type="string">
            <text:p>ق</text:p>
          </table:table-cell>
          <table:table-cell table:formula="of:=VLOOKUP([.B458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21622</text:p>
          </table:table-cell>
          <table:table-cell office:value-type="string" calcext:value-type="string">
            <text:p>ل</text:p>
          </table:table-cell>
          <table:table-cell table:formula="of:=VLOOKUP([.B459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64+23</text:p>
          </table:table-cell>
          <table:table-cell office:value-type="string" calcext:value-type="string">
            <text:p>ف</text:p>
          </table:table-cell>
          <table:table-cell table:formula="of:=VLOOKUP([.B46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+</text:p>
          </table:table-cell>
          <table:table-cell office:value-type="string" calcext:value-type="string">
            <text:p>ن</text:p>
          </table:table-cell>
          <table:table-cell table:formula="of:=VLOOKUP([.B46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43</text:p>
          </table:table-cell>
          <table:table-cell office:value-type="string" calcext:value-type="string">
            <text:p>ي</text:p>
          </table:table-cell>
          <table:table-cell table:formula="of:=VLOOKUP([.B46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+4</text:p>
          </table:table-cell>
          <table:table-cell office:value-type="string" calcext:value-type="string">
            <text:p>ت</text:p>
          </table:table-cell>
          <table:table-cell table:formula="of:=VLOOKUP([.B46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+444</text:p>
          </table:table-cell>
          <table:table-cell office:value-type="string" calcext:value-type="string">
            <text:p>ث</text:p>
          </table:table-cell>
          <table:table-cell table:formula="of:=VLOOKUP([.B46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3474643254</text:p>
          </table:table-cell>
          <table:table-cell office:value-type="string" calcext:value-type="string">
            <text:p>م</text:p>
          </table:table-cell>
          <table:table-cell table:formula="of:=VLOOKUP([.B46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6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712222</text:p>
          </table:table-cell>
          <table:table-cell office:value-type="string" calcext:value-type="string">
            <text:p>ل</text:p>
          </table:table-cell>
          <table:table-cell table:formula="of:=VLOOKUP([.B4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724075555</text:p>
          </table:table-cell>
          <table:table-cell office:value-type="string" calcext:value-type="string">
            <text:p>و</text:p>
          </table:table-cell>
          <table:table-cell table:formula="of:=VLOOKUP([.B46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4245566665</text:p>
          </table:table-cell>
          <table:table-cell office:value-type="string" calcext:value-type="string">
            <text:p>م</text:p>
          </table:table-cell>
          <table:table-cell table:formula="of:=VLOOKUP([.B47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45375554+</text:p>
          </table:table-cell>
          <table:table-cell office:value-type="string" calcext:value-type="string">
            <text:p>ف</text:p>
          </table:table-cell>
          <table:table-cell table:formula="of:=VLOOKUP([.B47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254337</text:p>
          </table:table-cell>
          <table:table-cell office:value-type="string" calcext:value-type="string">
            <text:p>د</text:p>
          </table:table-cell>
          <table:table-cell table:formula="of:=VLOOKUP([.B472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4</text:p>
          </table:table-cell>
          <table:table-cell office:value-type="string" calcext:value-type="string">
            <text:p>س</text:p>
          </table:table-cell>
          <table:table-cell table:formula="of:=VLOOKUP([.B47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+5</text:p>
          </table:table-cell>
          <table:table-cell office:value-type="string" calcext:value-type="string">
            <text:p>ن</text:p>
          </table:table-cell>
          <table:table-cell table:formula="of:=VLOOKUP([.B47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2534543732</text:p>
          </table:table-cell>
          <table:table-cell office:value-type="string" calcext:value-type="string">
            <text:p>د</text:p>
          </table:table-cell>
          <table:table-cell table:formula="of:=VLOOKUP([.B47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4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2254</text:p>
          </table:table-cell>
          <table:table-cell office:value-type="string" calcext:value-type="string">
            <text:p>ل</text:p>
          </table:table-cell>
          <table:table-cell table:formula="of:=VLOOKUP([.B4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425</text:p>
          </table:table-cell>
          <table:table-cell office:value-type="string" calcext:value-type="string">
            <text:p>ب</text:p>
          </table:table-cell>
          <table:table-cell table:formula="of:=VLOOKUP([.B47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+4433</text:p>
          </table:table-cell>
          <table:table-cell office:value-type="string" calcext:value-type="string">
            <text:p>ش</text:p>
          </table:table-cell>
          <table:table-cell table:formula="of:=VLOOKUP([.B479]; [$lookup.A$1:$lookup.B$37]; 2; 1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5555</text:p>
          </table:table-cell>
          <table:table-cell office:value-type="string" calcext:value-type="string">
            <text:p>ر</text:p>
          </table:table-cell>
          <table:table-cell table:formula="of:=VLOOKUP([.B48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3641347</text:p>
          </table:table-cell>
          <table:table-cell office:value-type="string" calcext:value-type="string">
            <text:p>د</text:p>
          </table:table-cell>
          <table:table-cell table:formula="of:=VLOOKUP([.B48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48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54+</text:p>
          </table:table-cell>
          <table:table-cell office:value-type="string" calcext:value-type="string">
            <text:p>خ</text:p>
          </table:table-cell>
          <table:table-cell table:formula="of:=VLOOKUP([.B483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2</text:p>
          </table:table-cell>
          <table:table-cell office:value-type="string" calcext:value-type="string">
            <text:p>ي</text:p>
          </table:table-cell>
          <table:table-cell table:formula="of:=VLOOKUP([.B48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776551555444033</text:p>
          </table:table-cell>
          <table:table-cell office:value-type="string" calcext:value-type="string">
            <text:p>ر</text:p>
          </table:table-cell>
          <table:table-cell table:formula="of:=VLOOKUP([.B48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8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3112+45</text:p>
          </table:table-cell>
          <table:table-cell office:value-type="string" calcext:value-type="string">
            <text:p>ة</text:p>
          </table:table-cell>
          <table:table-cell table:formula="of:=VLOOKUP([.B48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8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75544-4403032</text:p>
          </table:table-cell>
          <table:table-cell office:value-type="string" calcext:value-type="string">
            <text:p>ي</text:p>
          </table:table-cell>
          <table:table-cell table:formula="of:=VLOOKUP([.B48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formula="of:=VLOOKUP([.B4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7545+432</text:p>
          </table:table-cell>
          <table:table-cell office:value-type="string" calcext:value-type="string">
            <text:p>ل</text:p>
          </table:table-cell>
          <table:table-cell table:formula="of:=VLOOKUP([.B4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4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ب</text:p>
          </table:table-cell>
          <table:table-cell table:formula="of:=VLOOKUP([.B4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</text:p>
          </table:table-cell>
          <table:table-cell office:value-type="string" calcext:value-type="string">
            <text:p>ي</text:p>
          </table:table-cell>
          <table:table-cell table:formula="of:=VLOOKUP([.B49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ه</text:p>
          </table:table-cell>
          <table:table-cell table:formula="of:=VLOOKUP([.B49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9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formula="of:=VLOOKUP([.B49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222333</text:p>
          </table:table-cell>
          <table:table-cell office:value-type="string" calcext:value-type="string">
            <text:p>ل</text:p>
          </table:table-cell>
          <table:table-cell table:formula="of:=VLOOKUP([.B5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-443</text:p>
          </table:table-cell>
          <table:table-cell office:value-type="string" calcext:value-type="string">
            <text:p>ي</text:p>
          </table:table-cell>
          <table:table-cell table:formula="of:=VLOOKUP([.B50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6222</text:p>
          </table:table-cell>
          <table:table-cell office:value-type="string" calcext:value-type="string">
            <text:p>ا</text:p>
          </table:table-cell>
          <table:table-cell table:formula="of:=VLOOKUP([.B502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3312302+744</text:p>
          </table:table-cell>
          <table:table-cell office:value-type="string" calcext:value-type="string">
            <text:p>ف</text:p>
          </table:table-cell>
          <table:table-cell table:formula="of:=VLOOKUP([.B50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2222226</text:p>
          </table:table-cell>
          <table:table-cell office:value-type="string" calcext:value-type="string">
            <text:p>ا</text:p>
          </table:table-cell>
          <table:table-cell table:formula="of:=VLOOKUP([.B5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355347223223257670543</text:p>
          </table:table-cell>
          <table:table-cell office:value-type="string" calcext:value-type="string">
            <text:p>ط</text:p>
          </table:table-cell>
          <table:table-cell table:formula="of:=VLOOKUP([.B505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-22233</text:p>
          </table:table-cell>
          <table:table-cell office:value-type="string" calcext:value-type="string">
            <text:p>ي</text:p>
          </table:table-cell>
          <table:table-cell table:formula="of:=VLOOKUP([.B50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6755</text:p>
          </table:table-cell>
          <table:table-cell office:value-type="string" calcext:value-type="string">
            <text:p>م</text:p>
          </table:table-cell>
          <table:table-cell table:formula="of:=VLOOKUP([.B50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415155</text:p>
          </table:table-cell>
          <table:table-cell office:value-type="string" calcext:value-type="string">
            <text:p>ه</text:p>
          </table:table-cell>
          <table:table-cell table:formula="of:=VLOOKUP([.B50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26</text:p>
          </table:table-cell>
          <table:table-cell office:value-type="string" calcext:value-type="string">
            <text:p>ا</text:p>
          </table:table-cell>
          <table:table-cell table:formula="of:=VLOOKUP([.B5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35</text:p>
          </table:table-cell>
          <table:table-cell office:value-type="string" calcext:value-type="string">
            <text:p>ي</text:p>
          </table:table-cell>
          <table:table-cell table:formula="of:=VLOOKUP([.B5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4444372+76</text:p>
          </table:table-cell>
          <table:table-cell office:value-type="string" calcext:value-type="string">
            <text:p>ت</text:p>
          </table:table-cell>
          <table:table-cell table:formula="of:=VLOOKUP([.B51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44</text:p>
          </table:table-cell>
          <table:table-cell office:value-type="string" calcext:value-type="string">
            <text:p>ب</text:p>
          </table:table-cell>
          <table:table-cell table:formula="of:=VLOOKUP([.B512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+462+554</text:p>
          </table:table-cell>
          <table:table-cell office:value-type="string" calcext:value-type="string">
            <text:p>ف</text:p>
          </table:table-cell>
          <table:table-cell table:formula="of:=VLOOKUP([.B5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666</text:p>
          </table:table-cell>
          <table:table-cell office:value-type="string" calcext:value-type="string">
            <text:p>ا</text:p>
          </table:table-cell>
          <table:table-cell table:formula="of:=VLOOKUP([.B51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44243032+7</text:p>
          </table:table-cell>
          <table:table-cell office:value-type="string" calcext:value-type="string">
            <text:p>ث</text:p>
          </table:table-cell>
          <table:table-cell table:formula="of:=VLOOKUP([.B515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+6553</text:p>
          </table:table-cell>
          <table:table-cell office:value-type="string" calcext:value-type="string">
            <text:p>ن</text:p>
          </table:table-cell>
          <table:table-cell table:formula="of:=VLOOKUP([.B51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33</text:p>
          </table:table-cell>
          <table:table-cell office:value-type="string" calcext:value-type="string">
            <text:p>ب</text:p>
          </table:table-cell>
          <table:table-cell table:formula="of:=VLOOKUP([.B51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6354-544403</text:p>
          </table:table-cell>
          <table:table-cell office:value-type="string" calcext:value-type="string">
            <text:p>ي</text:p>
          </table:table-cell>
          <table:table-cell table:formula="of:=VLOOKUP([.B518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255+54</text:p>
          </table:table-cell>
          <table:table-cell office:value-type="string" calcext:value-type="string">
            <text:p>ل</text:p>
          </table:table-cell>
          <table:table-cell table:formula="of:=VLOOKUP([.B519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ا</text:p>
          </table:table-cell>
          <table:table-cell table:formula="of:=VLOOKUP([.B5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54+52+366674476</text:p>
          </table:table-cell>
          <table:table-cell office:value-type="string" calcext:value-type="string">
            <text:p>ݢ</text:p>
          </table:table-cell>
          <table:table-cell table:formula="of:=VLOOKUP([.B521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-4-4447</text:p>
          </table:table-cell>
          <table:table-cell office:value-type="string" calcext:value-type="string">
            <text:p>ي</text:p>
          </table:table-cell>
          <table:table-cell table:formula="of:=VLOOKUP([.B52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31644</text:p>
          </table:table-cell>
          <table:table-cell office:value-type="string" calcext:value-type="string">
            <text:p>ع</text:p>
          </table:table-cell>
          <table:table-cell table:formula="of:=VLOOKUP([.B52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62263</text:p>
          </table:table-cell>
          <table:table-cell office:value-type="string" calcext:value-type="string">
            <text:p>ا</text:p>
          </table:table-cell>
          <table:table-cell table:formula="of:=VLOOKUP([.B52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52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-</text:p>
          </table:table-cell>
          <table:table-cell office:value-type="string" calcext:value-type="string">
            <text:p>ي</text:p>
          </table:table-cell>
          <table:table-cell table:formula="of:=VLOOKUP([.B52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5355554</text:p>
          </table:table-cell>
          <table:table-cell office:value-type="string" calcext:value-type="string">
            <text:p>ف</text:p>
          </table:table-cell>
          <table:table-cell table:formula="of:=VLOOKUP([.B527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14-line0</text:p>
          </table:table-cell>
          <table:table-cell table:number-columns-repeated="4"/>
        </table:table-row>
        <table:table-row table:style-name="ro1">
          <table:table-cell office:value-type="float" office:value="7365530" calcext:value-type="float">
            <text:p>7365530</text:p>
          </table:table-cell>
          <table:table-cell office:value-type="string" calcext:value-type="string">
            <text:p>ل</text:p>
          </table:table-cell>
          <table:table-cell table:formula="of:=VLOOKUP([.B5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string" calcext:value-type="string">
            <text:p>ه</text:p>
          </table:table-cell>
          <table:table-cell table:formula="of:=VLOOKUP([.B5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23322" calcext:value-type="float">
            <text:p>2323322</text:p>
          </table:table-cell>
          <table:table-cell office:value-type="string" calcext:value-type="string">
            <text:p>ا</text:p>
          </table:table-cell>
          <table:table-cell table:formula="of:=VLOOKUP([.B53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-31</text:p>
          </table:table-cell>
          <table:table-cell office:value-type="string" calcext:value-type="string">
            <text:p>ي</text:p>
          </table:table-cell>
          <table:table-cell table:formula="of:=VLOOKUP([.B53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+46</text:p>
          </table:table-cell>
          <table:table-cell office:value-type="string" calcext:value-type="string">
            <text:p>ت</text:p>
          </table:table-cell>
          <table:table-cell table:formula="of:=VLOOKUP([.B534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44543533153136" calcext:value-type="float">
            <text:p>6.54454353315314E+15</text:p>
          </table:table-cell>
          <table:table-cell office:value-type="string" calcext:value-type="string">
            <text:p>و</text:p>
          </table:table-cell>
          <table:table-cell table:formula="of:=VLOOKUP([.B5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ل</text:p>
          </table:table-cell>
          <table:table-cell table:formula="of:=VLOOKUP([.B53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ه</text:p>
          </table:table-cell>
          <table:table-cell table:formula="of:=VLOOKUP([.B5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+56</text:p>
          </table:table-cell>
          <table:table-cell office:value-type="string" calcext:value-type="string">
            <text:p>ن</text:p>
          </table:table-cell>
          <table:table-cell table:formula="of:=VLOOKUP([.B53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443" calcext:value-type="float">
            <text:p>657443</text:p>
          </table:table-cell>
          <table:table-cell office:value-type="string" calcext:value-type="string">
            <text:p>م</text:p>
          </table:table-cell>
          <table:table-cell table:formula="of:=VLOOKUP([.B53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232332" calcext:value-type="float">
            <text:p>43232332</text:p>
          </table:table-cell>
          <table:table-cell office:value-type="string" calcext:value-type="string">
            <text:p>ا</text:p>
          </table:table-cell>
          <table:table-cell table:formula="of:=VLOOKUP([.B5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3544+273</text:p>
          </table:table-cell>
          <table:table-cell office:value-type="string" calcext:value-type="string">
            <text:p>ث</text:p>
          </table:table-cell>
          <table:table-cell table:formula="of:=VLOOKUP([.B54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ا</text:p>
          </table:table-cell>
          <table:table-cell table:formula="of:=VLOOKUP([.B54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+3</text:p>
          </table:table-cell>
          <table:table-cell office:value-type="string" calcext:value-type="string">
            <text:p>ن</text:p>
          </table:table-cell>
          <table:table-cell table:formula="of:=VLOOKUP([.B54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</text:p>
          </table:table-cell>
          <table:table-cell office:value-type="string" calcext:value-type="string">
            <text:p>ب</text:p>
          </table:table-cell>
          <table:table-cell table:formula="of:=VLOOKUP([.B54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5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3262</text:p>
          </table:table-cell>
          <table:table-cell office:value-type="string" calcext:value-type="string">
            <text:p>ا</text:p>
          </table:table-cell>
          <table:table-cell table:formula="of:=VLOOKUP([.B54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05</text:p>
          </table:table-cell>
          <table:table-cell office:value-type="string" calcext:value-type="string">
            <text:p>ء</text:p>
          </table:table-cell>
          <table:table-cell table:formula="of:=VLOOKUP([.B547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25</text:p>
          </table:table-cell>
          <table:table-cell office:value-type="string" calcext:value-type="string">
            <text:p>د</text:p>
          </table:table-cell>
          <table:table-cell table:formula="of:=VLOOKUP([.B54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4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444+377</text:p>
          </table:table-cell>
          <table:table-cell office:value-type="string" calcext:value-type="string">
            <text:p>ن</text:p>
          </table:table-cell>
          <table:table-cell table:formula="of:=VLOOKUP([.B55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5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7654152444405436</text:p>
          </table:table-cell>
          <table:table-cell office:value-type="string" calcext:value-type="string">
            <text:p>و</text:p>
          </table:table-cell>
          <table:table-cell table:formula="of:=VLOOKUP([.B55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3543</text:p>
          </table:table-cell>
          <table:table-cell office:value-type="string" calcext:value-type="string">
            <text:p>ل</text:p>
          </table:table-cell>
          <table:table-cell table:formula="of:=VLOOKUP([.B55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44-372</text:p>
          </table:table-cell>
          <table:table-cell office:value-type="string" calcext:value-type="string">
            <text:p>ي</text:p>
          </table:table-cell>
          <table:table-cell table:formula="of:=VLOOKUP([.B55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22323</text:p>
          </table:table-cell>
          <table:table-cell office:value-type="string" calcext:value-type="string">
            <text:p>ا</text:p>
          </table:table-cell>
          <table:table-cell table:formula="of:=VLOOKUP([.B5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2132343310</text:p>
          </table:table-cell>
          <table:table-cell office:value-type="string" calcext:value-type="string">
            <text:p>ء</text:p>
          </table:table-cell>
          <table:table-cell table:formula="of:=VLOOKUP([.B556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737</text:p>
          </table:table-cell>
          <table:table-cell office:value-type="string" calcext:value-type="string">
            <text:p>د</text:p>
          </table:table-cell>
          <table:table-cell table:formula="of:=VLOOKUP([.B55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س</text:p>
          </table:table-cell>
          <table:table-cell table:formula="of:=VLOOKUP([.B5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+4</text:p>
          </table:table-cell>
          <table:table-cell office:value-type="string" calcext:value-type="string">
            <text:p>ن</text:p>
          </table:table-cell>
          <table:table-cell table:formula="of:=VLOOKUP([.B55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022222</text:p>
          </table:table-cell>
          <table:table-cell office:value-type="string" calcext:value-type="string">
            <text:p>ا</text:p>
          </table:table-cell>
          <table:table-cell table:formula="of:=VLOOKUP([.B56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62653</text:p>
          </table:table-cell>
          <table:table-cell office:value-type="string" calcext:value-type="string">
            <text:p>ل</text:p>
          </table:table-cell>
          <table:table-cell table:formula="of:=VLOOKUP([.B56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66</text:p>
          </table:table-cell>
          <table:table-cell office:value-type="string" calcext:value-type="string">
            <text:p>ه</text:p>
          </table:table-cell>
          <table:table-cell table:formula="of:=VLOOKUP([.B5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365735667147044</text:p>
          </table:table-cell>
          <table:table-cell office:value-type="string" calcext:value-type="string">
            <text:p>ه</text:p>
          </table:table-cell>
          <table:table-cell table:formula="of:=VLOOKUP([.B564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formula="of:=VLOOKUP([.B56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</text:p>
          </table:table-cell>
          <table:table-cell office:value-type="string" calcext:value-type="string">
            <text:p>ر</text:p>
          </table:table-cell>
          <table:table-cell table:formula="of:=VLOOKUP([.B56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6575-441342</text:p>
          </table:table-cell>
          <table:table-cell office:value-type="string" calcext:value-type="string">
            <text:p>ي</text:p>
          </table:table-cell>
          <table:table-cell table:formula="of:=VLOOKUP([.B5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1553035</text:p>
          </table:table-cell>
          <table:table-cell office:value-type="string" calcext:value-type="string">
            <text:p>ر</text:p>
          </table:table-cell>
          <table:table-cell table:formula="of:=VLOOKUP([.B568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4-3404</text:p>
          </table:table-cell>
          <table:table-cell office:value-type="string" calcext:value-type="string">
            <text:p>ي</text:p>
          </table:table-cell>
          <table:table-cell table:formula="of:=VLOOKUP([.B5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323</text:p>
          </table:table-cell>
          <table:table-cell office:value-type="string" calcext:value-type="string">
            <text:p>ا</text:p>
          </table:table-cell>
          <table:table-cell table:formula="of:=VLOOKUP([.B57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432+72+3</text:p>
          </table:table-cell>
          <table:table-cell office:value-type="string" calcext:value-type="string">
            <text:p>ث</text:p>
          </table:table-cell>
          <table:table-cell table:formula="of:=VLOOKUP([.B57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434143</text:p>
          </table:table-cell>
          <table:table-cell office:value-type="string" calcext:value-type="string">
            <text:p>س</text:p>
          </table:table-cell>
          <table:table-cell table:formula="of:=VLOOKUP([.B57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210011</text:p>
          </table:table-cell>
          <table:table-cell office:value-type="string" calcext:value-type="string">
            <text:p>ک</text:p>
          </table:table-cell>
          <table:table-cell table:formula="of:=VLOOKUP([.B5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355444404322</text:p>
          </table:table-cell>
          <table:table-cell office:value-type="string" calcext:value-type="string">
            <text:p>ر</text:p>
          </table:table-cell>
          <table:table-cell table:formula="of:=VLOOKUP([.B57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23+56</text:p>
          </table:table-cell>
          <table:table-cell office:value-type="string" calcext:value-type="string">
            <text:p>ة</text:p>
          </table:table-cell>
          <table:table-cell table:formula="of:=VLOOKUP([.B57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5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574</text:p>
          </table:table-cell>
          <table:table-cell office:value-type="string" calcext:value-type="string">
            <text:p>ل</text:p>
          </table:table-cell>
          <table:table-cell table:formula="of:=VLOOKUP([.B5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3431</text:p>
          </table:table-cell>
          <table:table-cell office:value-type="string" calcext:value-type="string">
            <text:p>م</text:p>
          </table:table-cell>
          <table:table-cell table:formula="of:=VLOOKUP([.B578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4444735722</text:p>
          </table:table-cell>
          <table:table-cell office:value-type="string" calcext:value-type="string">
            <text:p>و</text:p>
          </table:table-cell>
          <table:table-cell table:formula="of:=VLOOKUP([.B5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33+5+574</text:p>
          </table:table-cell>
          <table:table-cell office:value-type="string" calcext:value-type="string">
            <text:p>ة</text:p>
          </table:table-cell>
          <table:table-cell table:formula="of:=VLOOKUP([.B58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-345350-4</text:p>
          </table:table-cell>
          <table:table-cell office:value-type="string" calcext:value-type="string">
            <text:p>ج</text:p>
          </table:table-cell>
          <table:table-cell table:formula="of:=VLOOKUP([.B581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0322763</text:p>
          </table:table-cell>
          <table:table-cell office:value-type="string" calcext:value-type="string">
            <text:p>ا</text:p>
          </table:table-cell>
          <table:table-cell table:formula="of:=VLOOKUP([.B58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3+5534310</text:p>
          </table:table-cell>
          <table:table-cell office:value-type="string" calcext:value-type="string">
            <text:p>ڠ</text:p>
          </table:table-cell>
          <table:table-cell table:formula="of:=VLOOKUP([.B58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42+104443+7</text:p>
          </table:table-cell>
          <table:table-cell office:value-type="string" calcext:value-type="string">
            <text:p>ن</text:p>
          </table:table-cell>
          <table:table-cell table:formula="of:=VLOOKUP([.B58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34447</text:p>
          </table:table-cell>
          <table:table-cell office:value-type="string" calcext:value-type="string">
            <text:p>د</text:p>
          </table:table-cell>
          <table:table-cell table:formula="of:=VLOOKUP([.B58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1712+13+</text:p>
          </table:table-cell>
          <table:table-cell office:value-type="string" calcext:value-type="string">
            <text:p>ت</text:p>
          </table:table-cell>
          <table:table-cell table:formula="of:=VLOOKUP([.B58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37662</text:p>
          </table:table-cell>
          <table:table-cell office:value-type="string" calcext:value-type="string">
            <text:p>ک</text:p>
          </table:table-cell>
          <table:table-cell table:formula="of:=VLOOKUP([.B58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35355444430414333142704</text:p>
          </table:table-cell>
          <table:table-cell office:value-type="string" calcext:value-type="string">
            <text:p>و</text:p>
          </table:table-cell>
          <table:table-cell table:formula="of:=VLOOKUP([.B5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</text:p>
          </table:table-cell>
          <table:table-cell office:value-type="string" calcext:value-type="string">
            <text:p>ت</text:p>
          </table:table-cell>
          <table:table-cell table:formula="of:=VLOOKUP([.B5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-42</text:p>
          </table:table-cell>
          <table:table-cell office:value-type="string" calcext:value-type="string">
            <text:p>ي</text:p>
          </table:table-cell>
          <table:table-cell table:formula="of:=VLOOKUP([.B59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65457</text:p>
          </table:table-cell>
          <table:table-cell office:value-type="string" calcext:value-type="string">
            <text:p>د</text:p>
          </table:table-cell>
          <table:table-cell table:formula="of:=VLOOKUP([.B592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363467076555444443334</text:p>
          </table:table-cell>
          <table:table-cell office:value-type="string" calcext:value-type="string">
            <text:p>و</text:p>
          </table:table-cell>
          <table:table-cell table:formula="of:=VLOOKUP([.B5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formula="of:=VLOOKUP([.B594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356446</text:p>
          </table:table-cell>
          <table:table-cell office:value-type="string" calcext:value-type="string">
            <text:p>د</text:p>
          </table:table-cell>
          <table:table-cell table:formula="of:=VLOOKUP([.B59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ا</text:p>
          </table:table-cell>
          <table:table-cell table:formula="of:=VLOOKUP([.B59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344+434+334</text:p>
          </table:table-cell>
          <table:table-cell office:value-type="string" calcext:value-type="string">
            <text:p>ن</text:p>
          </table:table-cell>
          <table:table-cell table:formula="of:=VLOOKUP([.B59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34676+154</text:p>
          </table:table-cell>
          <table:table-cell office:value-type="string" calcext:value-type="string">
            <text:p>ف</text:p>
          </table:table-cell>
          <table:table-cell table:formula="of:=VLOOKUP([.B59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2431337533570644</text:p>
          </table:table-cell>
          <table:table-cell office:value-type="string" calcext:value-type="string">
            <text:p>ه</text:p>
          </table:table-cell>
          <table:table-cell table:formula="of:=VLOOKUP([.B59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5342233</text:p>
          </table:table-cell>
          <table:table-cell office:value-type="string" calcext:value-type="string">
            <text:p>ل</text:p>
          </table:table-cell>
          <table:table-cell table:formula="of:=VLOOKUP([.B6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763637</text:p>
          </table:table-cell>
          <table:table-cell office:value-type="string" calcext:value-type="string">
            <text:p>ا</text:p>
          </table:table-cell>
          <table:table-cell table:formula="of:=VLOOKUP([.B601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-434</text:p>
          </table:table-cell>
          <table:table-cell office:value-type="string" calcext:value-type="string">
            <text:p>ج</text:p>
          </table:table-cell>
          <table:table-cell table:formula="of:=VLOOKUP([.B602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3213</text:p>
          </table:table-cell>
          <table:table-cell office:value-type="string" calcext:value-type="string">
            <text:p>ا</text:p>
          </table:table-cell>
          <table:table-cell table:formula="of:=VLOOKUP([.B6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424+6443</text:p>
          </table:table-cell>
          <table:table-cell office:value-type="string" calcext:value-type="string">
            <text:p>غ</text:p>
          </table:table-cell>
          <table:table-cell table:formula="of:=VLOOKUP([.B604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37271</text:p>
          </table:table-cell>
          <table:table-cell office:value-type="string" calcext:value-type="string">
            <text:p>ن</text:p>
          </table:table-cell>
          <table:table-cell table:formula="of:=VLOOKUP([.B6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60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44230134</text:p>
          </table:table-cell>
          <table:table-cell office:value-type="string" calcext:value-type="string">
            <text:p>ه</text:p>
          </table:table-cell>
          <table:table-cell table:formula="of:=VLOOKUP([.B60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334</text:p>
          </table:table-cell>
          <table:table-cell office:value-type="string" calcext:value-type="string">
            <text:p>ي</text:p>
          </table:table-cell>
          <table:table-cell table:formula="of:=VLOOKUP([.B6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146355553</text:p>
          </table:table-cell>
          <table:table-cell office:value-type="string" calcext:value-type="string">
            <text:p>ر</text:p>
          </table:table-cell>
          <table:table-cell table:formula="of:=VLOOKUP([.B60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42554444" calcext:value-type="float">
            <text:p>7642554444</text:p>
          </table:table-cell>
          <table:table-cell office:value-type="string" calcext:value-type="string">
            <text:p>و</text:p>
          </table:table-cell>
          <table:table-cell table:formula="of:=VLOOKUP([.B61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77773541</text:p>
          </table:table-cell>
          <table:table-cell office:value-type="string" calcext:value-type="string">
            <text:p>ک</text:p>
          </table:table-cell>
          <table:table-cell table:formula="of:=VLOOKUP([.B61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544+2</text:p>
          </table:table-cell>
          <table:table-cell office:value-type="string" calcext:value-type="string">
            <text:p>ن</text:p>
          </table:table-cell>
          <table:table-cell table:formula="of:=VLOOKUP([.B61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44</text:p>
          </table:table-cell>
          <table:table-cell office:value-type="string" calcext:value-type="string">
            <text:p>و</text:p>
          </table:table-cell>
          <table:table-cell table:formula="of:=VLOOKUP([.B613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34244343254345</text:p>
          </table:table-cell>
          <table:table-cell office:value-type="string" calcext:value-type="string">
            <text:p>ج</text:p>
          </table:table-cell>
          <table:table-cell table:formula="of:=VLOOKUP([.B614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31010754444410</text:p>
          </table:table-cell>
          <table:table-cell office:value-type="string" calcext:value-type="string">
            <text:p>و</text:p>
          </table:table-cell>
          <table:table-cell table:formula="of:=VLOOKUP([.B61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54447</text:p>
          </table:table-cell>
          <table:table-cell office:value-type="string" calcext:value-type="string">
            <text:p>د</text:p>
          </table:table-cell>
          <table:table-cell table:formula="of:=VLOOKUP([.B616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3</text:p>
          </table:table-cell>
          <table:table-cell table:number-columns-repeated="4"/>
        </table:table-row>
        <table:table-row table:style-name="ro1">
          <table:table-cell office:value-type="float" office:value="23453473443" calcext:value-type="float">
            <text:p>23453473443</text:p>
          </table:table-cell>
          <table:table-cell office:value-type="string" calcext:value-type="string">
            <text:p>م</text:p>
          </table:table-cell>
          <table:table-cell table:formula="of:=VLOOKUP([.B61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40427455753534534</text:p>
          </table:table-cell>
          <table:table-cell office:value-type="string" calcext:value-type="string">
            <text:p>و</text:p>
          </table:table-cell>
          <table:table-cell table:formula="of:=VLOOKUP([.B6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44-25525</text:p>
          </table:table-cell>
          <table:table-cell office:value-type="string" calcext:value-type="string">
            <text:p>ج</text:p>
          </table:table-cell>
          <table:table-cell table:formula="of:=VLOOKUP([.B620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255535331543413</text:p>
          </table:table-cell>
          <table:table-cell office:value-type="string" calcext:value-type="string">
            <text:p>و</text:p>
          </table:table-cell>
          <table:table-cell table:formula="of:=VLOOKUP([.B62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dak di manuskrip</text:p>
          </table:table-cell>
          <table:table-cell office:value-type="string" calcext:value-type="string">
            <text:p>د</text:p>
          </table:table-cell>
          <table:table-cell table:formula="of:=VLOOKUP([.B622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333</text:p>
          </table:table-cell>
          <table:table-cell office:value-type="string" calcext:value-type="string">
            <text:p>ا</text:p>
          </table:table-cell>
          <table:table-cell table:formula="of:=VLOOKUP([.B62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2443252+</text:p>
          </table:table-cell>
          <table:table-cell office:value-type="string" calcext:value-type="string">
            <text:p>ڠ</text:p>
          </table:table-cell>
          <table:table-cell table:formula="of:=VLOOKUP([.B62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111115</text:p>
          </table:table-cell>
          <table:table-cell office:value-type="string" calcext:value-type="string">
            <text:p>ک</text:p>
          </table:table-cell>
          <table:table-cell table:formula="of:=VLOOKUP([.B62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5516356042</text:p>
          </table:table-cell>
          <table:table-cell office:value-type="string" calcext:value-type="string">
            <text:p>و</text:p>
          </table:table-cell>
          <table:table-cell table:formula="of:=VLOOKUP([.B62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3+14+554</text:p>
          </table:table-cell>
          <table:table-cell office:value-type="string" calcext:value-type="string">
            <text:p>ق</text:p>
          </table:table-cell>
          <table:table-cell table:formula="of:=VLOOKUP([.B627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4-34141</text:p>
          </table:table-cell>
          <table:table-cell office:value-type="string" calcext:value-type="string">
            <text:p>ب</text:p>
          </table:table-cell>
          <table:table-cell table:formula="of:=VLOOKUP([.B62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634567400655543</text:p>
          </table:table-cell>
          <table:table-cell office:value-type="string" calcext:value-type="string">
            <text:p>و</text:p>
          </table:table-cell>
          <table:table-cell table:formula="of:=VLOOKUP([.B62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22244436167</text:p>
          </table:table-cell>
          <table:table-cell office:value-type="string" calcext:value-type="string">
            <text:p>ل</text:p>
          </table:table-cell>
          <table:table-cell table:formula="of:=VLOOKUP([.B63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6376641</text:p>
          </table:table-cell>
          <table:table-cell office:value-type="string" calcext:value-type="string">
            <text:p>ک</text:p>
          </table:table-cell>
          <table:table-cell table:formula="of:=VLOOKUP([.B63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54443+7</text:p>
          </table:table-cell>
          <table:table-cell office:value-type="string" calcext:value-type="string">
            <text:p>ن</text:p>
          </table:table-cell>
          <table:table-cell table:formula="of:=VLOOKUP([.B63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01237</text:p>
          </table:table-cell>
          <table:table-cell office:value-type="string" calcext:value-type="string">
            <text:p>د</text:p>
          </table:table-cell>
          <table:table-cell table:formula="of:=VLOOKUP([.B63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6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65540</text:p>
          </table:table-cell>
          <table:table-cell office:value-type="string" calcext:value-type="string">
            <text:p>ل</text:p>
          </table:table-cell>
          <table:table-cell table:formula="of:=VLOOKUP([.B63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4612766</text:p>
          </table:table-cell>
          <table:table-cell office:value-type="string" calcext:value-type="string">
            <text:p>م</text:p>
          </table:table-cell>
          <table:table-cell table:formula="of:=VLOOKUP([.B636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43414241</text:p>
          </table:table-cell>
          <table:table-cell office:value-type="string" calcext:value-type="string">
            <text:p>ح</text:p>
          </table:table-cell>
          <table:table-cell table:formula="of:=VLOOKUP([.B637]; [$lookup.A$1:$lookup.B$37]; 2; 1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3+1463+</text:p>
          </table:table-cell>
          <table:table-cell office:value-type="string" calcext:value-type="string">
            <text:p>ض</text:p>
          </table:table-cell>
          <table:table-cell table:formula="of:=VLOOKUP([.B63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+54443</text:p>
          </table:table-cell>
          <table:table-cell office:value-type="string" calcext:value-type="string">
            <text:p>ر</text:p>
          </table:table-cell>
          <table:table-cell table:formula="of:=VLOOKUP([.B63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034+</text:p>
          </table:table-cell>
          <table:table-cell office:value-type="string" calcext:value-type="string">
            <text:p>ة</text:p>
          </table:table-cell>
          <table:table-cell table:formula="of:=VLOOKUP([.B64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64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662454</text:p>
          </table:table-cell>
          <table:table-cell office:value-type="string" calcext:value-type="string">
            <text:p>ل</text:p>
          </table:table-cell>
          <table:table-cell table:formula="of:=VLOOKUP([.B64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6+</text:p>
          </table:table-cell>
          <table:table-cell office:value-type="string" calcext:value-type="string">
            <text:p>ل</text:p>
          </table:table-cell>
          <table:table-cell table:formula="of:=VLOOKUP([.B64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344531173</text:p>
          </table:table-cell>
          <table:table-cell office:value-type="string" calcext:value-type="string">
            <text:p>ه</text:p>
          </table:table-cell>
          <table:table-cell table:formula="of:=VLOOKUP([.B6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645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64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1346204</text:p>
          </table:table-cell>
          <table:table-cell office:value-type="string" calcext:value-type="string">
            <text:p>ڠ</text:p>
          </table:table-cell>
          <table:table-cell table:formula="of:=VLOOKUP([.B64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2232151111</text:p>
          </table:table-cell>
          <table:table-cell office:value-type="string" calcext:value-type="string">
            <text:p>ک</text:p>
          </table:table-cell>
          <table:table-cell table:formula="of:=VLOOKUP([.B64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36345700765554</text:p>
          </table:table-cell>
          <table:table-cell office:value-type="string" calcext:value-type="string">
            <text:p>و</text:p>
          </table:table-cell>
          <table:table-cell table:formula="of:=VLOOKUP([.B650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2+44</text:p>
          </table:table-cell>
          <table:table-cell office:value-type="string" calcext:value-type="string">
            <text:p>ت</text:p>
          </table:table-cell>
          <table:table-cell table:formula="of:=VLOOKUP([.B65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444</text:p>
          </table:table-cell>
          <table:table-cell office:value-type="string" calcext:value-type="string">
            <text:p>ت</text:p>
          </table:table-cell>
          <table:table-cell table:formula="of:=VLOOKUP([.B65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3+45631034</text:p>
          </table:table-cell>
          <table:table-cell office:value-type="string" calcext:value-type="string">
            <text:p>ف</text:p>
          </table:table-cell>
          <table:table-cell table:formula="of:=VLOOKUP([.B65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36232324111115</text:p>
          </table:table-cell>
          <table:table-cell office:value-type="string" calcext:value-type="string">
            <text:p>ݢ</text:p>
          </table:table-cell>
          <table:table-cell table:formula="of:=VLOOKUP([.B65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64443+72+5</text:p>
          </table:table-cell>
          <table:table-cell office:value-type="string" calcext:value-type="string">
            <text:p>ن</text:p>
          </table:table-cell>
          <table:table-cell table:formula="of:=VLOOKUP([.B6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5</text:p>
          </table:table-cell>
          <table:table-cell office:value-type="string" calcext:value-type="string">
            <text:p>ت</text:p>
          </table:table-cell>
          <table:table-cell table:formula="of:=VLOOKUP([.B65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740</text:p>
          </table:table-cell>
          <table:table-cell office:value-type="string" calcext:value-type="string">
            <text:p>م</text:p>
          </table:table-cell>
          <table:table-cell table:formula="of:=VLOOKUP([.B65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44443272</text:p>
          </table:table-cell>
          <table:table-cell office:value-type="string" calcext:value-type="string">
            <text:p>ت</text:p>
          </table:table-cell>
          <table:table-cell table:formula="of:=VLOOKUP([.B65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435434633</text:p>
          </table:table-cell>
          <table:table-cell office:value-type="string" calcext:value-type="string">
            <text:p>س</text:p>
          </table:table-cell>
          <table:table-cell table:formula="of:=VLOOKUP([.B65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305543</text:p>
          </table:table-cell>
          <table:table-cell office:value-type="string" calcext:value-type="string">
            <text:p>ع</text:p>
          </table:table-cell>
          <table:table-cell table:formula="of:=VLOOKUP([.B66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1457-</text:p>
          </table:table-cell>
          <table:table-cell office:value-type="string" calcext:value-type="string">
            <text:p>ي</text:p>
          </table:table-cell>
          <table:table-cell table:formula="of:=VLOOKUP([.B66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55544334536</text:p>
          </table:table-cell>
          <table:table-cell office:value-type="string" calcext:value-type="string">
            <text:p>ر</text:p>
          </table:table-cell>
          <table:table-cell table:formula="of:=VLOOKUP([.B66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1442217704</text:p>
          </table:table-cell>
          <table:table-cell office:value-type="string" calcext:value-type="string">
            <text:p>ه</text:p>
          </table:table-cell>
          <table:table-cell table:formula="of:=VLOOKUP([.B66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2222</text:p>
          </table:table-cell>
          <table:table-cell office:value-type="string" calcext:value-type="string">
            <text:p>ا</text:p>
          </table:table-cell>
          <table:table-cell table:formula="of:=VLOOKUP([.B6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305</text:p>
          </table:table-cell>
          <table:table-cell office:value-type="string" calcext:value-type="string">
            <text:p>ر</text:p>
          </table:table-cell>
          <table:table-cell table:formula="of:=VLOOKUP([.B66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555443</text:p>
          </table:table-cell>
          <table:table-cell office:value-type="string" calcext:value-type="string">
            <text:p>س</text:p>
          </table:table-cell>
          <table:table-cell table:formula="of:=VLOOKUP([.B66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4</text:p>
          </table:table-cell>
          <table:table-cell office:value-type="string" calcext:value-type="string">
            <text:p>ب</text:p>
          </table:table-cell>
          <table:table-cell table:formula="of:=VLOOKUP([.B66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64+705544444443121</text:p>
          </table:table-cell>
          <table:table-cell office:value-type="string" calcext:value-type="string">
            <text:p>ت</text:p>
          </table:table-cell>
          <table:table-cell table:formula="of:=VLOOKUP([.B66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5306555424</text:p>
          </table:table-cell>
          <table:table-cell office:value-type="string" calcext:value-type="string">
            <text:p>و</text:p>
          </table:table-cell>
          <table:table-cell table:formula="of:=VLOOKUP([.B669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4+34+44</text:p>
          </table:table-cell>
          <table:table-cell office:value-type="string" calcext:value-type="string">
            <text:p>ق</text:p>
          </table:table-cell>
          <table:table-cell table:formula="of:=VLOOKUP([.B670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+532+4</text:p>
          </table:table-cell>
          <table:table-cell office:value-type="string" calcext:value-type="string">
            <text:p>ت</text:p>
          </table:table-cell>
          <table:table-cell table:formula="of:=VLOOKUP([.B67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342410</text:p>
          </table:table-cell>
          <table:table-cell office:value-type="string" calcext:value-type="string">
            <text:p>ع</text:p>
          </table:table-cell>
          <table:table-cell table:formula="of:=VLOOKUP([.B67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442431552107</text:p>
          </table:table-cell>
          <table:table-cell office:value-type="string" calcext:value-type="string">
            <text:p>ص</text:p>
          </table:table-cell>
          <table:table-cell table:formula="of:=VLOOKUP([.B674]; [$lookup.A$1:$lookup.B$37]; 2; 1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formula="of:=VLOOKUP([.B67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3421462004</text:p>
          </table:table-cell>
          <table:table-cell office:value-type="string" calcext:value-type="string">
            <text:p>ه</text:p>
          </table:table-cell>
          <table:table-cell table:formula="of:=VLOOKUP([.B67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77</text:p>
          </table:table-cell>
          <table:table-cell office:value-type="string" calcext:value-type="string">
            <text:p>ا</text:p>
          </table:table-cell>
          <table:table-cell table:formula="of:=VLOOKUP([.B6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6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754-40-34255</text:p>
          </table:table-cell>
          <table:table-cell office:value-type="string" calcext:value-type="string">
            <text:p>ي</text:p>
          </table:table-cell>
          <table:table-cell table:formula="of:=VLOOKUP([.B67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32754+55</text:p>
          </table:table-cell>
          <table:table-cell office:value-type="string" calcext:value-type="string">
            <text:p>ف</text:p>
          </table:table-cell>
          <table:table-cell table:formula="of:=VLOOKUP([.B68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</text:p>
          </table:table-cell>
          <table:table-cell office:value-type="string" calcext:value-type="string">
            <text:p>ا</text:p>
          </table:table-cell>
          <table:table-cell table:formula="of:=VLOOKUP([.B68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23+</text:p>
          </table:table-cell>
          <table:table-cell office:value-type="string" calcext:value-type="string">
            <text:p>ت</text:p>
          </table:table-cell>
          <table:table-cell table:formula="of:=VLOOKUP([.B68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4211314713+27</text:p>
          </table:table-cell>
          <table:table-cell office:value-type="string" calcext:value-type="string">
            <text:p>ڠ</text:p>
          </table:table-cell>
          <table:table-cell table:formula="of:=VLOOKUP([.B68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54</text:p>
          </table:table-cell>
          <table:table-cell office:value-type="string" calcext:value-type="string">
            <text:p>ل</text:p>
          </table:table-cell>
          <table:table-cell table:formula="of:=VLOOKUP([.B684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ه</text:p>
          </table:table-cell>
          <table:table-cell table:formula="of:=VLOOKUP([.B6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+23+</text:p>
          </table:table-cell>
          <table:table-cell office:value-type="string" calcext:value-type="string">
            <text:p>ت</text:p>
          </table:table-cell>
          <table:table-cell table:formula="of:=VLOOKUP([.B68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554" calcext:value-type="float">
            <text:p>251554</text:p>
          </table:table-cell>
          <table:table-cell office:value-type="string" calcext:value-type="string">
            <text:p>ر</text:p>
          </table:table-cell>
          <table:table-cell table:formula="of:=VLOOKUP([.B68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4-</text:p>
          </table:table-cell>
          <table:table-cell office:value-type="string" calcext:value-type="string">
            <text:p>ب</text:p>
          </table:table-cell>
          <table:table-cell table:formula="of:=VLOOKUP([.B68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+4</text:p>
          </table:table-cell>
          <table:table-cell office:value-type="string" calcext:value-type="string">
            <text:p>ت</text:p>
          </table:table-cell>
          <table:table-cell table:formula="of:=VLOOKUP([.B6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5444311</text:p>
          </table:table-cell>
          <table:table-cell office:value-type="string" calcext:value-type="string">
            <text:p>ث</text:p>
          </table:table-cell>
          <table:table-cell table:formula="of:=VLOOKUP([.B690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5</text:p>
          </table:table-cell>
          <table:table-cell office:value-type="string" calcext:value-type="string">
            <text:p>ب</text:p>
          </table:table-cell>
          <table:table-cell table:formula="of:=VLOOKUP([.B69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44443</text:p>
          </table:table-cell>
          <table:table-cell office:value-type="string" calcext:value-type="string">
            <text:p>ر</text:p>
          </table:table-cell>
          <table:table-cell table:formula="of:=VLOOKUP([.B69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635667140445</text:p>
          </table:table-cell>
          <table:table-cell office:value-type="string" calcext:value-type="string">
            <text:p>ه</text:p>
          </table:table-cell>
          <table:table-cell table:formula="of:=VLOOKUP([.B69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</text:p>
          </table:table-cell>
          <table:table-cell office:value-type="string" calcext:value-type="string">
            <text:p>ا</text:p>
          </table:table-cell>
          <table:table-cell table:formula="of:=VLOOKUP([.B69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45444+04+3233</text:p>
          </table:table-cell>
          <table:table-cell office:value-type="string" calcext:value-type="string">
            <text:p>ن</text:p>
          </table:table-cell>
          <table:table-cell table:formula="of:=VLOOKUP([.B69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07546345770021</text:p>
          </table:table-cell>
          <table:table-cell office:value-type="string" calcext:value-type="string">
            <text:p>ک</text:p>
          </table:table-cell>
          <table:table-cell table:formula="of:=VLOOKUP([.B69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ل</text:p>
          </table:table-cell>
          <table:table-cell table:formula="of:=VLOOKUP([.B69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2333</text:p>
          </table:table-cell>
          <table:table-cell office:value-type="string" calcext:value-type="string">
            <text:p>ا</text:p>
          </table:table-cell>
          <table:table-cell table:formula="of:=VLOOKUP([.B6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20210134541</text:p>
          </table:table-cell>
          <table:table-cell office:value-type="string" calcext:value-type="string">
            <text:p>م</text:p>
          </table:table-cell>
          <table:table-cell table:formula="of:=VLOOKUP([.B70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6</text:p>
          </table:table-cell>
          <table:table-cell office:value-type="string" calcext:value-type="string">
            <text:p>ا</text:p>
          </table:table-cell>
          <table:table-cell table:formula="of:=VLOOKUP([.B70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6543</text:p>
          </table:table-cell>
          <table:table-cell office:value-type="string" calcext:value-type="string">
            <text:p>ل</text:p>
          </table:table-cell>
          <table:table-cell table:formula="of:=VLOOKUP([.B70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32332532</text:p>
          </table:table-cell>
          <table:table-cell office:value-type="string" calcext:value-type="string">
            <text:p>ل</text:p>
          </table:table-cell>
          <table:table-cell table:formula="of:=VLOOKUP([.B70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213334567756</text:p>
          </table:table-cell>
          <table:table-cell office:value-type="string" calcext:value-type="string">
            <text:p>ه</text:p>
          </table:table-cell>
          <table:table-cell table:formula="of:=VLOOKUP([.B70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42313+3</text:p>
          </table:table-cell>
          <table:table-cell office:value-type="string" calcext:value-type="string">
            <text:p>ت</text:p>
          </table:table-cell>
          <table:table-cell table:formula="of:=VLOOKUP([.B70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2674543</text:p>
          </table:table-cell>
          <table:table-cell office:value-type="string" calcext:value-type="string">
            <text:p>ع</text:p>
          </table:table-cell>
          <table:table-cell table:formula="of:=VLOOKUP([.B70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</text:p>
          </table:table-cell>
          <table:table-cell office:value-type="string" calcext:value-type="string">
            <text:p>ا</text:p>
          </table:table-cell>
          <table:table-cell table:formula="of:=VLOOKUP([.B7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3144</text:p>
          </table:table-cell>
          <table:table-cell office:value-type="string" calcext:value-type="string">
            <text:p>ل</text:p>
          </table:table-cell>
          <table:table-cell table:formula="of:=VLOOKUP([.B70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55-4444432213</text:p>
          </table:table-cell>
          <table:table-cell office:value-type="string" calcext:value-type="string">
            <text:p>ی</text:p>
          </table:table-cell>
          <table:table-cell table:formula="of:=VLOOKUP([.B709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71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2547</text:p>
          </table:table-cell>
          <table:table-cell office:value-type="string" calcext:value-type="string">
            <text:p>د</text:p>
          </table:table-cell>
          <table:table-cell table:formula="of:=VLOOKUP([.B7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+5+55551555</text:p>
          </table:table-cell>
          <table:table-cell office:value-type="string" calcext:value-type="string">
            <text:p>ث</text:p>
          </table:table-cell>
          <table:table-cell table:formula="of:=VLOOKUP([.B712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4-24</text:p>
          </table:table-cell>
          <table:table-cell office:value-type="string" calcext:value-type="string">
            <text:p>ب</text:p>
          </table:table-cell>
          <table:table-cell table:formula="of:=VLOOKUP([.B7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34340465</text:p>
          </table:table-cell>
          <table:table-cell office:value-type="string" calcext:value-type="string">
            <text:p>س</text:p>
          </table:table-cell>
          <table:table-cell table:formula="of:=VLOOKUP([.B7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133141670223</text:p>
          </table:table-cell>
          <table:table-cell office:value-type="string" calcext:value-type="string">
            <text:p>م</text:p>
          </table:table-cell>
          <table:table-cell table:formula="of:=VLOOKUP([.B7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ݢ</text:p>
          </table:table-cell>
        </table:table-row>
        <table:table-row table:style-name="ro1">
          <table:table-cell office:value-type="string" calcext:value-type="string">
            <text:p>1353341043</text:p>
          </table:table-cell>
          <table:table-cell office:value-type="string" calcext:value-type="string">
            <text:p>م</text:p>
          </table:table-cell>
          <table:table-cell table:formula="of:=VLOOKUP([.B71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2353456214144</text:p>
          </table:table-cell>
          <table:table-cell office:value-type="string" calcext:value-type="string">
            <text:p>ع</text:p>
          </table:table-cell>
          <table:table-cell table:formula="of:=VLOOKUP([.B71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45</text:p>
          </table:table-cell>
          <table:table-cell office:value-type="string" calcext:value-type="string">
            <text:p>ل</text:p>
          </table:table-cell>
          <table:table-cell table:formula="of:=VLOOKUP([.B71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53355536345700</text:p>
          </table:table-cell>
          <table:table-cell office:value-type="string" calcext:value-type="string">
            <text:p>و</text:p>
          </table:table-cell>
          <table:table-cell table:formula="of:=VLOOKUP([.B7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0560</text:p>
          </table:table-cell>
          <table:table-cell office:value-type="string" calcext:value-type="string">
            <text:p>م</text:p>
          </table:table-cell>
          <table:table-cell table:formula="of:=VLOOKUP([.B7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15542414</text:p>
          </table:table-cell>
          <table:table-cell office:value-type="string" calcext:value-type="string">
            <text:p>ص</text:p>
          </table:table-cell>
          <table:table-cell table:formula="of:=VLOOKUP([.B722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+071110753</text:p>
          </table:table-cell>
          <table:table-cell office:value-type="string" calcext:value-type="string">
            <text:p>غ</text:p>
          </table:table-cell>
          <table:table-cell table:formula="of:=VLOOKUP([.B723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4146-</text:p>
          </table:table-cell>
          <table:table-cell office:value-type="string" calcext:value-type="string">
            <text:p>ي</text:p>
          </table:table-cell>
          <table:table-cell table:formula="of:=VLOOKUP([.B7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65524</text:p>
          </table:table-cell>
          <table:table-cell office:value-type="string" calcext:value-type="string">
            <text:p>ر</text:p>
          </table:table-cell>
          <table:table-cell table:formula="of:=VLOOKUP([.B72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424631060</text:p>
          </table:table-cell>
          <table:table-cell office:value-type="string" calcext:value-type="string">
            <text:p>ه</text:p>
          </table:table-cell>
          <table:table-cell table:formula="of:=VLOOKUP([.B72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5370723</text:p>
          </table:table-cell>
          <table:table-cell office:value-type="string" calcext:value-type="string">
            <text:p>م</text:p>
          </table:table-cell>
          <table:table-cell table:formula="of:=VLOOKUP([.B72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4444433611</text:p>
          </table:table-cell>
          <table:table-cell office:value-type="string" calcext:value-type="string">
            <text:p>ب</text:p>
          </table:table-cell>
          <table:table-cell table:formula="of:=VLOOKUP([.B728]; [$lookup.A$1:$lookup.B$37]; 2; 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729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2623+535675</text:p>
          </table:table-cell>
          <table:table-cell office:value-type="string" calcext:value-type="string">
            <text:p>ڠ</text:p>
          </table:table-cell>
          <table:table-cell table:formula="of:=VLOOKUP([.B730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5355357</text:p>
          </table:table-cell>
          <table:table-cell office:value-type="string" calcext:value-type="string">
            <text:p>س</text:p>
          </table:table-cell>
          <table:table-cell table:formula="of:=VLOOKUP([.B73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5570725555</text:p>
          </table:table-cell>
          <table:table-cell office:value-type="string" calcext:value-type="string">
            <text:p>و</text:p>
          </table:table-cell>
          <table:table-cell table:formula="of:=VLOOKUP([.B7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1446723465</text:p>
          </table:table-cell>
          <table:table-cell office:value-type="string" calcext:value-type="string">
            <text:p>ک</text:p>
          </table:table-cell>
          <table:table-cell table:formula="of:=VLOOKUP([.B73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111</text:p>
          </table:table-cell>
          <table:table-cell office:value-type="string" calcext:value-type="string">
            <text:p>ر</text:p>
          </table:table-cell>
          <table:table-cell table:formula="of:=VLOOKUP([.B734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240535</text:p>
          </table:table-cell>
          <table:table-cell office:value-type="string" calcext:value-type="string">
            <text:p>م</text:p>
          </table:table-cell>
          <table:table-cell table:formula="of:=VLOOKUP([.B73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754</text:p>
          </table:table-cell>
          <table:table-cell office:value-type="string" calcext:value-type="string">
            <text:p>م</text:p>
          </table:table-cell>
          <table:table-cell table:formula="of:=VLOOKUP([.B73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43</text:p>
          </table:table-cell>
          <table:table-cell office:value-type="string" calcext:value-type="string">
            <text:p>ن</text:p>
          </table:table-cell>
          <table:table-cell table:formula="of:=VLOOKUP([.B7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044+5444443173</text:p>
          </table:table-cell>
          <table:table-cell office:value-type="string" calcext:value-type="string">
            <text:p>ت</text:p>
          </table:table-cell>
          <table:table-cell table:formula="of:=VLOOKUP([.B73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763554+24</text:p>
          </table:table-cell>
          <table:table-cell office:value-type="string" calcext:value-type="string">
            <text:p>ف</text:p>
          </table:table-cell>
          <table:table-cell table:formula="of:=VLOOKUP([.B73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4444</text:p>
          </table:table-cell>
          <table:table-cell office:value-type="string" calcext:value-type="string">
            <text:p>ر</text:p>
          </table:table-cell>
          <table:table-cell table:formula="of:=VLOOKUP([.B7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563446767144" calcext:value-type="float">
            <text:p>234563446767144</text:p>
          </table:table-cell>
          <table:table-cell office:value-type="string" calcext:value-type="string">
            <text:p>ه</text:p>
          </table:table-cell>
          <table:table-cell table:formula="of:=VLOOKUP([.B74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4-433</text:p>
          </table:table-cell>
          <table:table-cell office:value-type="string" calcext:value-type="string">
            <text:p>ي</text:p>
          </table:table-cell>
          <table:table-cell table:formula="of:=VLOOKUP([.B74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4341</text:p>
          </table:table-cell>
          <table:table-cell office:value-type="string" calcext:value-type="string">
            <text:p>د</text:p>
          </table:table-cell>
          <table:table-cell table:formula="of:=VLOOKUP([.B743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4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sa jadi</text:p>
          </table:table-cell>
          <table:table-cell office:value-type="string" calcext:value-type="string">
            <text:p>ل</text:p>
          </table:table-cell>
          <table:table-cell table:formula="of:=VLOOKUP([.B74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-44444</text:p>
          </table:table-cell>
          <table:table-cell office:value-type="string" calcext:value-type="string">
            <text:p>ي</text:p>
          </table:table-cell>
          <table:table-cell table:formula="of:=VLOOKUP([.B74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س</text:p>
          </table:table-cell>
        </table:table-row>
        <table:table-row table:style-name="ro1">
          <table:table-cell office:value-type="string" calcext:value-type="string">
            <text:p>35363+560</text:p>
          </table:table-cell>
          <table:table-cell office:value-type="string" calcext:value-type="string">
            <text:p>ة</text:p>
          </table:table-cell>
          <table:table-cell table:formula="of:=VLOOKUP([.B74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6666151</text:p>
          </table:table-cell>
          <table:table-cell office:value-type="string" calcext:value-type="string">
            <text:p>ک</text:p>
          </table:table-cell>
          <table:table-cell table:formula="of:=VLOOKUP([.B74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2+543</text:p>
          </table:table-cell>
          <table:table-cell office:value-type="string" calcext:value-type="string">
            <text:p>ف</text:p>
          </table:table-cell>
          <table:table-cell table:formula="of:=VLOOKUP([.B750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14231</text:p>
          </table:table-cell>
          <table:table-cell office:value-type="string" calcext:value-type="string">
            <text:p>د</text:p>
          </table:table-cell>
          <table:table-cell table:formula="of:=VLOOKUP([.B7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143633+</text:p>
          </table:table-cell>
          <table:table-cell office:value-type="string" calcext:value-type="string">
            <text:p>ت</text:p>
          </table:table-cell>
          <table:table-cell table:formula="of:=VLOOKUP([.B752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7441453345355</text:p>
          </table:table-cell>
          <table:table-cell office:value-type="string" calcext:value-type="string">
            <text:p>و</text:p>
          </table:table-cell>
          <table:table-cell table:formula="of:=VLOOKUP([.B75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74034632567365</text:p>
          </table:table-cell>
          <table:table-cell office:value-type="string" calcext:value-type="string">
            <text:p>ه</text:p>
          </table:table-cell>
          <table:table-cell table:formula="of:=VLOOKUP([.B75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3654443171171+</text:p>
          </table:table-cell>
          <table:table-cell office:value-type="string" calcext:value-type="string">
            <text:p>ن</text:p>
          </table:table-cell>
          <table:table-cell table:formula="of:=VLOOKUP([.B7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-42</text:p>
          </table:table-cell>
          <table:table-cell office:value-type="string" calcext:value-type="string">
            <text:p>ي</text:p>
          </table:table-cell>
          <table:table-cell table:formula="of:=VLOOKUP([.B75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13534+57330+544</text:p>
          </table:table-cell>
          <table:table-cell office:value-type="string" calcext:value-type="string">
            <text:p>ڠ</text:p>
          </table:table-cell>
          <table:table-cell table:formula="of:=VLOOKUP([.B7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3163+14+4</text:p>
          </table:table-cell>
          <table:table-cell office:value-type="string" calcext:value-type="string">
            <text:p>ف</text:p>
          </table:table-cell>
          <table:table-cell table:formula="of:=VLOOKUP([.B75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2323</text:p>
          </table:table-cell>
          <table:table-cell office:value-type="string" calcext:value-type="string">
            <text:p>ا</text:p>
          </table:table-cell>
          <table:table-cell table:formula="of:=VLOOKUP([.B7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151330315</text:p>
          </table:table-cell>
          <table:table-cell office:value-type="string" calcext:value-type="string">
            <text:p>ر</text:p>
          </table:table-cell>
          <table:table-cell table:formula="of:=VLOOKUP([.B76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22737</text:p>
          </table:table-cell>
          <table:table-cell office:value-type="string" calcext:value-type="string">
            <text:p>د</text:p>
          </table:table-cell>
          <table:table-cell table:formula="of:=VLOOKUP([.B76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ر</text:p>
          </table:table-cell>
          <table:table-cell table:formula="of:=VLOOKUP([.B76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5365-435</text:p>
          </table:table-cell>
          <table:table-cell office:value-type="string" calcext:value-type="string">
            <text:p>ي</text:p>
          </table:table-cell>
          <table:table-cell table:formula="of:=VLOOKUP([.B76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+424+6</text:p>
          </table:table-cell>
          <table:table-cell office:value-type="string" calcext:value-type="string">
            <text:p>ف</text:p>
          </table:table-cell>
          <table:table-cell table:formula="of:=VLOOKUP([.B76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43253</text:p>
          </table:table-cell>
          <table:table-cell office:value-type="string" calcext:value-type="string">
            <text:p>د</text:p>
          </table:table-cell>
          <table:table-cell table:formula="of:=VLOOKUP([.B76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6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</text:p>
          </table:table-cell>
          <table:table-cell office:value-type="string" calcext:value-type="string">
            <text:p>ل</text:p>
          </table:table-cell>
          <table:table-cell table:formula="of:=VLOOKUP([.B7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7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7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17</text:p>
          </table:table-cell>
          <table:table-cell office:value-type="string" calcext:value-type="string">
            <text:p>د</text:p>
          </table:table-cell>
          <table:table-cell table:formula="of:=VLOOKUP([.B77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7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4351</text:p>
          </table:table-cell>
          <table:table-cell office:value-type="string" calcext:value-type="string">
            <text:p>ي</text:p>
          </table:table-cell>
          <table:table-cell table:formula="of:=VLOOKUP([.B77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131+000715556</text:p>
          </table:table-cell>
          <table:table-cell office:value-type="string" calcext:value-type="string">
            <text:p>ڠ</text:p>
          </table:table-cell>
          <table:table-cell table:formula="of:=VLOOKUP([.B77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VLOOKUP([.B774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432+03+54</text:p>
          </table:table-cell>
          <table:table-cell office:value-type="string" calcext:value-type="string">
            <text:p>ف</text:p>
          </table:table-cell>
          <table:table-cell table:formula="of:=VLOOKUP([.B77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23134245633+054</text:p>
          </table:table-cell>
          <table:table-cell office:value-type="string" calcext:value-type="string">
            <text:p>ڠ</text:p>
          </table:table-cell>
          <table:table-cell table:formula="of:=VLOOKUP([.B77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72232333</text:p>
          </table:table-cell>
          <table:table-cell office:value-type="string" calcext:value-type="string">
            <text:p>ا</text:p>
          </table:table-cell>
          <table:table-cell table:formula="of:=VLOOKUP([.B7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57242406670-</text:p>
          </table:table-cell>
          <table:table-cell office:value-type="string" calcext:value-type="string">
            <text:p>ج</text:p>
          </table:table-cell>
          <table:table-cell table:formula="of:=VLOOKUP([.B778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7555554544</text:p>
          </table:table-cell>
          <table:table-cell office:value-type="string" calcext:value-type="string">
            <text:p>ر</text:p>
          </table:table-cell>
          <table:table-cell table:formula="of:=VLOOKUP([.B77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36547424</text:p>
          </table:table-cell>
          <table:table-cell office:value-type="string" calcext:value-type="string">
            <text:p>م</text:p>
          </table:table-cell>
          <table:table-cell table:formula="of:=VLOOKUP([.B78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3+54</text:p>
          </table:table-cell>
          <table:table-cell office:value-type="string" calcext:value-type="string">
            <text:p>ن</text:p>
          </table:table-cell>
          <table:table-cell table:formula="of:=VLOOKUP([.B7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435452+4</text:p>
          </table:table-cell>
          <table:table-cell office:value-type="string" calcext:value-type="string">
            <text:p>ث</text:p>
          </table:table-cell>
          <table:table-cell table:formula="of:=VLOOKUP([.B782]; [$lookup.A$1:$lookup.B$37]; 2; 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24531346400436</text:p>
          </table:table-cell>
          <table:table-cell office:value-type="string" calcext:value-type="string">
            <text:p>ه</text:p>
          </table:table-cell>
          <table:table-cell table:formula="of:=VLOOKUP([.B7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36655554</text:p>
          </table:table-cell>
          <table:table-cell office:value-type="string" calcext:value-type="string">
            <text:p>ر</text:p>
          </table:table-cell>
          <table:table-cell table:formula="of:=VLOOKUP([.B78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5-2</text:p>
          </table:table-cell>
          <table:table-cell office:value-type="string" calcext:value-type="string">
            <text:p>ي</text:p>
          </table:table-cell>
          <table:table-cell table:formula="of:=VLOOKUP([.B7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2323411111</text:p>
          </table:table-cell>
          <table:table-cell office:value-type="string" calcext:value-type="string">
            <text:p>ک</text:p>
          </table:table-cell>
          <table:table-cell table:formula="of:=VLOOKUP([.B78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4+3</text:p>
          </table:table-cell>
          <table:table-cell office:value-type="string" calcext:value-type="string">
            <text:p>ن</text:p>
          </table:table-cell>
          <table:table-cell table:formula="of:=VLOOKUP([.B7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25353+67</text:p>
          </table:table-cell>
          <table:table-cell office:value-type="string" calcext:value-type="string">
            <text:p>ف</text:p>
          </table:table-cell>
          <table:table-cell table:formula="of:=VLOOKUP([.B78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7322226</text:p>
          </table:table-cell>
          <table:table-cell office:value-type="string" calcext:value-type="string">
            <text:p>ا</text:p>
          </table:table-cell>
          <table:table-cell table:formula="of:=VLOOKUP([.B78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213355564666</text:p>
          </table:table-cell>
          <table:table-cell office:value-type="string" calcext:value-type="string">
            <text:p>ط</text:p>
          </table:table-cell>
          <table:table-cell table:formula="of:=VLOOKUP([.B790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5677-</text:p>
          </table:table-cell>
          <table:table-cell office:value-type="string" calcext:value-type="string">
            <text:p>ي</text:p>
          </table:table-cell>
          <table:table-cell table:formula="of:=VLOOKUP([.B7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1415</text:p>
          </table:table-cell>
          <table:table-cell office:value-type="string" calcext:value-type="string">
            <text:p>م</text:p>
          </table:table-cell>
          <table:table-cell table:formula="of:=VLOOKUP([.B79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3</text:p>
          </table:table-cell>
          <table:table-cell office:value-type="string" calcext:value-type="string">
            <text:p>ه</text:p>
          </table:table-cell>
          <table:table-cell table:formula="of:=VLOOKUP([.B79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9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1413177555</text:p>
          </table:table-cell>
          <table:table-cell office:value-type="string" calcext:value-type="string">
            <text:p>و</text:p>
          </table:table-cell>
          <table:table-cell table:formula="of:=VLOOKUP([.B79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3</text:p>
          </table:table-cell>
          <table:table-cell office:value-type="string" calcext:value-type="string">
            <text:p>ر</text:p>
          </table:table-cell>
          <table:table-cell table:formula="of:=VLOOKUP([.B79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244244+</text:p>
          </table:table-cell>
          <table:table-cell office:value-type="string" calcext:value-type="string">
            <text:p>ڠ</text:p>
          </table:table-cell>
          <table:table-cell table:formula="of:=VLOOKUP([.B7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454434331</text:p>
          </table:table-cell>
          <table:table-cell office:value-type="string" calcext:value-type="string">
            <text:p>ي</text:p>
          </table:table-cell>
          <table:table-cell table:formula="of:=VLOOKUP([.B798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4+5677733031+</text:p>
          </table:table-cell>
          <table:table-cell office:value-type="string" calcext:value-type="string">
            <text:p>ڠ</text:p>
          </table:table-cell>
          <table:table-cell table:formula="of:=VLOOKUP([.B79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034234435</text:p>
          </table:table-cell>
          <table:table-cell office:value-type="string" calcext:value-type="string">
            <text:p>ص</text:p>
          </table:table-cell>
          <table:table-cell table:formula="of:=VLOOKUP([.B800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-324</text:p>
          </table:table-cell>
          <table:table-cell office:value-type="string" calcext:value-type="string">
            <text:p>ب</text:p>
          </table:table-cell>
          <table:table-cell table:formula="of:=VLOOKUP([.B80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655</text:p>
          </table:table-cell>
          <table:table-cell office:value-type="string" calcext:value-type="string">
            <text:p>ر</text:p>
          </table:table-cell>
          <table:table-cell table:formula="of:=VLOOKUP([.B80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340+</text:p>
          </table:table-cell>
          <table:table-cell office:value-type="string" calcext:value-type="string">
            <text:p>ت</text:p>
          </table:table-cell>
          <table:table-cell table:formula="of:=VLOOKUP([.B804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455433+</text:p>
          </table:table-cell>
          <table:table-cell office:value-type="string" calcext:value-type="string">
            <text:p>ت</text:p>
          </table:table-cell>
          <table:table-cell table:formula="of:=VLOOKUP([.B80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5573351222222</text:p>
          </table:table-cell>
          <table:table-cell office:value-type="string" calcext:value-type="string">
            <text:p>ک</text:p>
          </table:table-cell>
          <table:table-cell table:formula="of:=VLOOKUP([.B80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2332342</text:p>
          </table:table-cell>
          <table:table-cell office:value-type="string" calcext:value-type="string">
            <text:p>ا</text:p>
          </table:table-cell>
          <table:table-cell table:formula="of:=VLOOKUP([.B8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76143153</text:p>
          </table:table-cell>
          <table:table-cell office:value-type="string" calcext:value-type="string">
            <text:p>ل</text:p>
          </table:table-cell>
          <table:table-cell table:formula="of:=VLOOKUP([.B808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2272</text:p>
          </table:table-cell>
          <table:table-cell office:value-type="string" calcext:value-type="string">
            <text:p>ا</text:p>
          </table:table-cell>
          <table:table-cell table:formula="of:=VLOOKUP([.B8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6735255-34533332</text:p>
          </table:table-cell>
          <table:table-cell office:value-type="string" calcext:value-type="string">
            <text:p>ي</text:p>
          </table:table-cell>
          <table:table-cell table:formula="of:=VLOOKUP([.B8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81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14466554</text:p>
          </table:table-cell>
          <table:table-cell office:value-type="string" calcext:value-type="string">
            <text:p>ک</text:p>
          </table:table-cell>
          <table:table-cell table:formula="of:=VLOOKUP([.B81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4343+</text:p>
          </table:table-cell>
          <table:table-cell office:value-type="string" calcext:value-type="string">
            <text:p>ن</text:p>
          </table:table-cell>
          <table:table-cell table:formula="of:=VLOOKUP([.B81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ب</text:p>
          </table:table-cell>
          <table:table-cell table:formula="of:=VLOOKUP([.B81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114</text:p>
          </table:table-cell>
          <table:table-cell office:value-type="string" calcext:value-type="string">
            <text:p>ر</text:p>
          </table:table-cell>
          <table:table-cell table:formula="of:=VLOOKUP([.B81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044466665</text:p>
          </table:table-cell>
          <table:table-cell office:value-type="string" calcext:value-type="string">
            <text:p>ک</text:p>
          </table:table-cell>
          <table:table-cell table:formula="of:=VLOOKUP([.B81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06554032534244</text:p>
          </table:table-cell>
          <table:table-cell office:value-type="string" calcext:value-type="string">
            <text:p>ه</text:p>
          </table:table-cell>
          <table:table-cell table:formula="of:=VLOOKUP([.B81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4444352442</text:p>
          </table:table-cell>
          <table:table-cell office:value-type="string" calcext:value-type="string">
            <text:p>و</text:p>
          </table:table-cell>
          <table:table-cell table:formula="of:=VLOOKUP([.B81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0-631-</text:p>
          </table:table-cell>
          <table:table-cell office:value-type="string" calcext:value-type="string">
            <text:p>ي</text:p>
          </table:table-cell>
          <table:table-cell table:formula="of:=VLOOKUP([.B8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+3</text:p>
          </table:table-cell>
          <table:table-cell office:value-type="string" calcext:value-type="string">
            <text:p>ن</text:p>
          </table:table-cell>
          <table:table-cell table:formula="of:=VLOOKUP([.B82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37</text:p>
          </table:table-cell>
          <table:table-cell office:value-type="string" calcext:value-type="string">
            <text:p>د</text:p>
          </table:table-cell>
          <table:table-cell table:formula="of:=VLOOKUP([.B82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8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6705071</text:p>
          </table:table-cell>
          <table:table-cell office:value-type="string" calcext:value-type="string">
            <text:p>ڠ</text:p>
          </table:table-cell>
          <table:table-cell table:formula="of:=VLOOKUP([.B82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444473712</text:p>
          </table:table-cell>
          <table:table-cell office:value-type="string" calcext:value-type="string">
            <text:p>ن</text:p>
          </table:table-cell>
          <table:table-cell table:formula="of:=VLOOKUP([.B82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126</text:p>
          </table:table-cell>
          <table:table-cell office:value-type="string" calcext:value-type="string">
            <text:p>ب</text:p>
          </table:table-cell>
          <table:table-cell table:formula="of:=VLOOKUP([.B82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454+5776656</text:p>
          </table:table-cell>
          <table:table-cell office:value-type="string" calcext:value-type="string">
            <text:p>ݢ</text:p>
          </table:table-cell>
          <table:table-cell table:formula="of:=VLOOKUP([.B826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04543</text:p>
          </table:table-cell>
          <table:table-cell office:value-type="string" calcext:value-type="string">
            <text:p>ن</text:p>
          </table:table-cell>
          <table:table-cell table:formula="of:=VLOOKUP([.B82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35534+53+37</text:p>
          </table:table-cell>
          <table:table-cell office:value-type="string" calcext:value-type="string">
            <text:p>د</text:p>
          </table:table-cell>
          <table:table-cell table:formula="of:=VLOOKUP([.B82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29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353620754</text:p>
          </table:table-cell>
          <table:table-cell office:value-type="string" calcext:value-type="string">
            <text:p>ع</text:p>
          </table:table-cell>
          <table:table-cell table:formula="of:=VLOOKUP([.B83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22227</text:p>
          </table:table-cell>
          <table:table-cell office:value-type="string" calcext:value-type="string">
            <text:p>ل</text:p>
          </table:table-cell>
          <table:table-cell table:formula="of:=VLOOKUP([.B83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41434332</text:p>
          </table:table-cell>
          <table:table-cell office:value-type="string" calcext:value-type="string">
            <text:p>ی</text:p>
          </table:table-cell>
          <table:table-cell table:formula="of:=VLOOKUP([.B83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</text:p>
          </table:table-cell>
          <table:table-cell office:value-type="string" calcext:value-type="string">
            <text:p>ا</text:p>
          </table:table-cell>
          <table:table-cell table:formula="of:=VLOOKUP([.B83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2432705444</text:p>
          </table:table-cell>
          <table:table-cell office:value-type="string" calcext:value-type="string">
            <text:p>و</text:p>
          </table:table-cell>
          <table:table-cell table:formula="of:=VLOOKUP([.B8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3143222</text:p>
          </table:table-cell>
          <table:table-cell office:value-type="string" calcext:value-type="string">
            <text:p>ر</text:p>
          </table:table-cell>
          <table:table-cell table:formula="of:=VLOOKUP([.B83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474220+7</text:p>
          </table:table-cell>
          <table:table-cell office:value-type="string" calcext:value-type="string">
            <text:p>ڠ</text:p>
          </table:table-cell>
          <table:table-cell table:formula="of:=VLOOKUP([.B83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4-43</text:p>
          </table:table-cell>
          <table:table-cell office:value-type="string" calcext:value-type="string">
            <text:p>ي</text:p>
          </table:table-cell>
          <table:table-cell table:formula="of:=VLOOKUP([.B8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64553313106667737140111</text:p>
          </table:table-cell>
          <table:table-cell office:value-type="string" calcext:value-type="string">
            <text:p>ڠ</text:p>
          </table:table-cell>
          <table:table-cell table:formula="of:=VLOOKUP([.B83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64365540443</text:p>
          </table:table-cell>
          <table:table-cell office:value-type="string" calcext:value-type="string">
            <text:p>ۏ</text:p>
          </table:table-cell>
          <table:table-cell table:formula="of:=VLOOKUP([.B841]; [$lookup.A$1:$lookup.B$37]; 2; 1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375</text:p>
          </table:table-cell>
          <table:table-cell office:value-type="string" calcext:value-type="string">
            <text:p>ء</text:p>
          </table:table-cell>
          <table:table-cell table:formula="of:=VLOOKUP([.B842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0443+33+</text:p>
          </table:table-cell>
          <table:table-cell office:value-type="string" calcext:value-type="string">
            <text:p>ن</text:p>
          </table:table-cell>
          <table:table-cell table:formula="of:=VLOOKUP([.B8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7-1536</text:p>
          </table:table-cell>
          <table:table-cell office:value-type="string" calcext:value-type="string">
            <text:p>ب</text:p>
          </table:table-cell>
          <table:table-cell table:formula="of:=VLOOKUP([.B84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145554</text:p>
          </table:table-cell>
          <table:table-cell office:value-type="string" calcext:value-type="string">
            <text:p>ر</text:p>
          </table:table-cell>
          <table:table-cell table:formula="of:=VLOOKUP([.B84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156245530765</text:p>
          </table:table-cell>
          <table:table-cell office:value-type="string" calcext:value-type="string">
            <text:p>ک</text:p>
          </table:table-cell>
          <table:table-cell table:formula="of:=VLOOKUP([.B8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123112362222</text:p>
          </table:table-cell>
          <table:table-cell office:value-type="string" calcext:value-type="string">
            <text:p>ا</text:p>
          </table:table-cell>
          <table:table-cell table:formula="of:=VLOOKUP([.B84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3+535</text:p>
          </table:table-cell>
          <table:table-cell office:value-type="string" calcext:value-type="string">
            <text:p>ت</text:p>
          </table:table-cell>
          <table:table-cell table:formula="of:=VLOOKUP([.B84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+2222372</text:p>
          </table:table-cell>
          <table:table-cell office:value-type="string" calcext:value-type="string">
            <text:p>ا</text:p>
          </table:table-cell>
          <table:table-cell table:formula="of:=VLOOKUP([.B85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622621</text:p>
          </table:table-cell>
          <table:table-cell office:value-type="string" calcext:value-type="string">
            <text:p>ل</text:p>
          </table:table-cell>
          <table:table-cell table:formula="of:=VLOOKUP([.B85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3515</text:p>
          </table:table-cell>
          <table:table-cell office:value-type="string" calcext:value-type="string">
            <text:p>ه</text:p>
          </table:table-cell>
          <table:table-cell table:formula="of:=VLOOKUP([.B85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4544</text:p>
          </table:table-cell>
          <table:table-cell office:value-type="string" calcext:value-type="string">
            <text:p>ب</text:p>
          </table:table-cell>
          <table:table-cell table:formula="of:=VLOOKUP([.B85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55443</text:p>
          </table:table-cell>
          <table:table-cell office:value-type="string" calcext:value-type="string">
            <text:p>ف</text:p>
          </table:table-cell>
          <table:table-cell table:formula="of:=VLOOKUP([.B85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0</text:p>
          </table:table-cell>
          <table:table-cell office:value-type="string" calcext:value-type="string">
            <text:p>ا</text:p>
          </table:table-cell>
          <table:table-cell table:formula="of:=VLOOKUP([.B8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56774005172124</text:p>
          </table:table-cell>
          <table:table-cell office:value-type="string" calcext:value-type="string">
            <text:p>ث</text:p>
          </table:table-cell>
          <table:table-cell table:formula="of:=VLOOKUP([.B85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4333+4</text:p>
          </table:table-cell>
          <table:table-cell office:value-type="string" calcext:value-type="string">
            <text:p>ش</text:p>
          </table:table-cell>
          <table:table-cell table:formula="of:=VLOOKUP([.B857]; [$lookup.A$1:$lookup.B$37]; 2; 1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-333</text:p>
          </table:table-cell>
          <table:table-cell office:value-type="string" calcext:value-type="string">
            <text:p>ي</text:p>
          </table:table-cell>
          <table:table-cell table:formula="of:=VLOOKUP([.B85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365553537</text:p>
          </table:table-cell>
          <table:table-cell office:value-type="string" calcext:value-type="string">
            <text:p>د</text:p>
          </table:table-cell>
          <table:table-cell table:formula="of:=VLOOKUP([.B85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60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6</text:p>
          </table:table-cell>
          <table:table-cell office:value-type="string" calcext:value-type="string">
            <text:p>ا</text:p>
          </table:table-cell>
          <table:table-cell table:formula="of:=VLOOKUP([.B86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666636</text:p>
          </table:table-cell>
          <table:table-cell office:value-type="string" calcext:value-type="string">
            <text:p>ل</text:p>
          </table:table-cell>
          <table:table-cell table:formula="of:=VLOOKUP([.B8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6315</text:p>
          </table:table-cell>
          <table:table-cell office:value-type="string" calcext:value-type="string">
            <text:p>م</text:p>
          </table:table-cell>
          <table:table-cell table:formula="of:=VLOOKUP([.B86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55474443</text:p>
          </table:table-cell>
          <table:table-cell office:value-type="string" calcext:value-type="string">
            <text:p>ر</text:p>
          </table:table-cell>
          <table:table-cell table:formula="of:=VLOOKUP([.B86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155434143</text:p>
          </table:table-cell>
          <table:table-cell office:value-type="string" calcext:value-type="string">
            <text:p>س</text:p>
          </table:table-cell>
          <table:table-cell table:formula="of:=VLOOKUP([.B866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4</text:p>
          </table:table-cell>
          <table:table-cell office:value-type="string" calcext:value-type="string">
            <text:p>ل</text:p>
          </table:table-cell>
          <table:table-cell table:formula="of:=VLOOKUP([.B8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54-335</text:p>
          </table:table-cell>
          <table:table-cell office:value-type="string" calcext:value-type="string">
            <text:p>ي</text:p>
          </table:table-cell>
          <table:table-cell table:formula="of:=VLOOKUP([.B86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65545443+43+32</text:p>
          </table:table-cell>
          <table:table-cell office:value-type="string" calcext:value-type="string">
            <text:p>ن</text:p>
          </table:table-cell>
          <table:table-cell table:formula="of:=VLOOKUP([.B8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30322745</text:p>
          </table:table-cell>
          <table:table-cell office:value-type="string" calcext:value-type="string">
            <text:p>م</text:p>
          </table:table-cell>
          <table:table-cell table:formula="of:=VLOOKUP([.B8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66754</text:p>
          </table:table-cell>
          <table:table-cell office:value-type="string" calcext:value-type="string">
            <text:p>م</text:p>
          </table:table-cell>
          <table:table-cell table:formula="of:=VLOOKUP([.B87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36-54</text:p>
          </table:table-cell>
          <table:table-cell office:value-type="string" calcext:value-type="string">
            <text:p>ن</text:p>
          </table:table-cell>
          <table:table-cell table:formula="of:=VLOOKUP([.B87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+44+055444437</text:p>
          </table:table-cell>
          <table:table-cell office:value-type="string" calcext:value-type="string">
            <text:p>ت</text:p>
          </table:table-cell>
          <table:table-cell table:formula="of:=VLOOKUP([.B873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74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6470</text:p>
          </table:table-cell>
          <table:table-cell office:value-type="string" calcext:value-type="string">
            <text:p>ر</text:p>
          </table:table-cell>
          <table:table-cell table:formula="of:=VLOOKUP([.B875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24513+65</text:p>
          </table:table-cell>
          <table:table-cell office:value-type="string" calcext:value-type="string">
            <text:p>ض</text:p>
          </table:table-cell>
          <table:table-cell table:formula="of:=VLOOKUP([.B876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4755141553453332215</text:p>
          </table:table-cell>
          <table:table-cell office:value-type="string" calcext:value-type="string">
            <text:p>ي</text:p>
          </table:table-cell>
          <table:table-cell table:formula="of:=VLOOKUP([.B87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-546</text:p>
          </table:table-cell>
          <table:table-cell office:value-type="string" calcext:value-type="string">
            <text:p>ب</text:p>
          </table:table-cell>
          <table:table-cell table:formula="of:=VLOOKUP([.B87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551515454</text:p>
          </table:table-cell>
          <table:table-cell office:value-type="string" calcext:value-type="string">
            <text:p>ر</text:p>
          </table:table-cell>
          <table:table-cell table:formula="of:=VLOOKUP([.B87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4353134+6535</text:p>
          </table:table-cell>
          <table:table-cell office:value-type="string" calcext:value-type="string">
            <text:p>ڠ</text:p>
          </table:table-cell>
          <table:table-cell table:formula="of:=VLOOKUP([.B880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-3532</text:p>
          </table:table-cell>
          <table:table-cell office:value-type="string" calcext:value-type="string">
            <text:p>ي</text:p>
          </table:table-cell>
          <table:table-cell table:formula="of:=VLOOKUP([.B88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5+616331</text:p>
          </table:table-cell>
          <table:table-cell office:value-type="string" calcext:value-type="string">
            <text:p>ڠ</text:p>
          </table:table-cell>
          <table:table-cell table:formula="of:=VLOOKUP([.B882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ا</text:p>
          </table:table-cell>
          <table:table-cell table:formula="of:=VLOOKUP([.B883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24447</text:p>
          </table:table-cell>
          <table:table-cell office:value-type="string" calcext:value-type="string">
            <text:p>ذ</text:p>
          </table:table-cell>
          <table:table-cell table:formula="of:=VLOOKUP([.B884]; [$lookup.A$1:$lookup.B$37]; 2; 1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55254-403</text:p>
          </table:table-cell>
          <table:table-cell office:value-type="string" calcext:value-type="string">
            <text:p>ي</text:p>
          </table:table-cell>
          <table:table-cell table:formula="of:=VLOOKUP([.B8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353437</text:p>
          </table:table-cell>
          <table:table-cell office:value-type="string" calcext:value-type="string">
            <text:p>ذ</text:p>
          </table:table-cell>
          <table:table-cell table:formula="of:=VLOOKUP([.B886]; [$lookup.A$1:$lookup.B$37]; 2; 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53+55430425+</text:p>
          </table:table-cell>
          <table:table-cell office:value-type="string" calcext:value-type="string">
            <text:p>ن</text:p>
          </table:table-cell>
          <table:table-cell table:formula="of:=VLOOKUP([.B8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8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ڽ</text:p>
          </table:table-cell>
          <table:table-cell table:number-columns-repeated="2"/>
        </table:table-row>
        <table:table-row table:style-name="ro1" table:number-rows-repeated="4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 table:number-rows-repeated="139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 table:number-rows-repeated="279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short form</text:p>
          </table:table-cell>
          <table:table-cell table:number-columns-repeated="2"/>
        </table:table-row>
        <table:table-row table:style-name="ro1" table:number-rows-repeated="58">
          <table:table-cell table:style-name="Default"/>
          <table:table-cell table:number-columns-repeated="4"/>
        </table:table-row>
        <table:table-row table:style-name="ro1" table:number-rows-repeated="104698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fs-djikstra" table:style-name="ta1">
        <table:table-column table:style-name="co3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13-lineimg0</text:p>
          </table:table-cell>
          <table:table-cell table:number-columns-repeated="2"/>
          <table:table-cell office:value-type="string" calcext:value-type="string">
            <text:p>koyoknya p13 banyak sing hilang</text:p>
          </table:table-cell>
        </table:table-row>
        <table:table-row table:style-name="ro1">
          <table:table-cell office:value-type="float" office:value="777776454" calcext:value-type="float">
            <text:p>7777764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66666" calcext:value-type="float">
            <text:p>66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564143+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float" office:value="22367" calcext:value-type="float">
            <text:p>223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float" office:value="-5644" calcext:value-type="float">
            <text:p>-564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float" office:value="22367" calcext:value-type="float">
            <text:p>223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float" office:value="6550463" calcext:value-type="float">
            <text:p>655046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float" office:value="436477555" calcext:value-type="float">
            <text:p>43647755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float" office:value="677050105" calcext:value-type="float">
            <text:p>677050105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3+5657067414440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float" office:value="77654" calcext:value-type="float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+554+40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+44040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43+07</text:p>
          </table:table-cell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 office:value-type="float" office:value="77754" calcext:value-type="float">
            <text:p>77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676777065544440" calcext:value-type="float">
            <text:p>67677706554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alib</text:p>
          </table:table-cell>
          <table:table-cell table:style-name="ce4"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alib</text:p>
          </table:table-cell>
          <table:table-cell table:style-name="ce5"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55541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546577715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653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4577006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77065544340</text:p>
          </table:table-cell>
          <table:table-cell table:style-name="ce5"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table:style-name="Default" office:value-type="float" office:value="375565575544" calcext:value-type="float">
            <text:p>375565575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36644767404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265443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3+5577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36364657705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757050-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53556707054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36570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57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505443402+7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554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7061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444676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37-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44443726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6-40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450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0654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655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0-33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577755</text:p>
          </table:table-cell>
          <table:table-cell office:value-type="string" calcext:value-type="string">
            <text:p>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75</text:p>
          </table:table-cell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50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55404+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344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757577765444440272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05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+0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550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54354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453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5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07544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6767557654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413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34545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57654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331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001+204677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77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054444044377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+77577576066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+46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32532207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5756706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341707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0654443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435454744033060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+40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43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+44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16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06700567404+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354355442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32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+550443+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040444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111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670665443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76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75514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722227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760760+500021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33377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3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-415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75643+072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530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34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4576057444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6765453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+444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7007165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6737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6677574046457701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755001606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660+1777667</text:p>
          </table:table-cell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3367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677576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555530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+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54+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67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01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1607</text:p>
          </table:table-cell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-04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144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372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30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66746775170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0444+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4+754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6267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3415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4+27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70765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617404+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+51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722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6655441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04044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2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5744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5353+5707554444300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6670170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667420226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67445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044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000125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4577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5473445554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3+407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50001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44137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710+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767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64444+0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40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71422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65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745675550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7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42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76076544443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1+77+65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70443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6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+3+6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4307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43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-32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304+6</text:p>
          </table:table-cell>
          <table:table-cell office:value-type="string" calcext:value-type="string">
            <text:p>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7760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1440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7760567403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-1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2644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7065444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-lineimg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usnya ada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ض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ك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 table:number-rows-repeated="10478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okup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ط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9-26T18:51:41.791545320</dc:date>
    <meta:editing-duration>P2DT33M10S</meta:editing-duration>
    <meta:editing-cycles>67</meta:editing-cycles>
    <meta:generator>LibreOffice/7.4.7.2$Linux_X86_64 LibreOffice_project/40$Build-2</meta:generator>
    <meta:document-statistic meta:table-count="3" meta:cell-count="4467" meta:object-count="0"/>
  </office:meta>
</office:document-meta>
</file>